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CE200000178FCF745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US">
      <number:number number:decimal-places="2" number:min-integer-digits="1"/>
    </number:number-style>
    <style:style style:name="ce1" style:family="table-cell" style:parent-style-name="Default" style:data-style-name="N10123">
      <style:text-properties fo:font-weight="bold" style:font-weight-asian="bold" style:font-weight-complex="bold"/>
    </style:style>
    <style:style style:name="ce2" style:family="table-cell" style:parent-style-name="Default" style:data-style-name="N10123"/>
    <style:style style:name="ce3" style:family="table-cell" style:parent-style-name="Default" style:data-style-name="N1012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123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5" style:family="table-cell" style:parent-style-name="Default" style:data-style-name="N10123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 style:data-style-name="N10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123">
      <style:table-cell-properties fo:border-bottom="none" fo:border-left="0.06pt solid #000000" fo:border-right="none" fo:border-top="none"/>
    </style:style>
    <style:style style:name="ce8" style:family="table-cell" style:parent-style-name="Default" style:data-style-name="N10002">
      <style:text-properties fo:font-weight="normal" style:font-weight-asian="normal" style:font-weight-complex="normal"/>
    </style:style>
    <style:style style:name="ce9" style:family="table-cell" style:parent-style-name="Default" style:data-style-name="N10002">
      <style:text-properties fo:font-weight="bold" style:font-weight-asian="bold" style:font-weight-complex="bold"/>
    </style:style>
    <style:style style:name="ce10" style:family="table-cell" style:parent-style-name="Default" style:data-style-name="N10002">
      <style:text-properties fo:color="#212121" style:font-name="Droid Sans" fo:font-size="10pt" fo:language="none" fo:country="none" fo:font-weight="normal" style:font-name-asian="Droid Sans" style:font-size-asian="10pt" style:language-asian="none" style:country-asian="none" style:font-weight-asian="normal" style:font-name-complex="Droid Sans" style:font-size-complex="10pt" style:language-complex="none" style:country-complex="none" style:font-weight-complex="normal"/>
    </style:style>
    <style:style style:name="ce11" style:family="table-cell" style:parent-style-name="Default" style:data-style-name="N10002"/>
    <style:style style:name="ce12" style:family="table-cell" style:parent-style-name="Default" style:data-style-name="N10123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LaplaceSphere" table:style-name="ta1">
        <table:shapes>
          <draw:frame draw:z-index="0" draw:name="Bild 1" draw:style-name="gr1" draw:text-style-name="P1" svg:width="19.474cm" svg:height="3.448cm" svg:x="0.148cm" svg:y="2.026cm">
            <draw:image xlink:href="Pictures/1000020100000CE200000178FCF745F8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7"/>
        <table:table-column table:style-name="co1" table:default-cell-style-name="ce11"/>
        <table:table-column table:style-name="co1" table:default-cell-style-name="ce2"/>
        <table:table-column table:style-name="co1" table:default-cell-style-name="ce11"/>
        <table:table-column table:style-name="co3" table:default-cell-style-name="ce7"/>
        <table:table-column table:style-name="co4" table:default-cell-style-name="ce11"/>
        <table:table-column table:style-name="co4" table:default-cell-style-name="ce2"/>
        <table:table-column table:style-name="co4" table:default-cell-style-name="ce11"/>
        <table:table-column table:style-name="co3" table:default-cell-style-name="ce7"/>
        <table:table-column table:style-name="co4" table:default-cell-style-name="ce11"/>
        <table:table-column table:style-name="co4" table:default-cell-style-name="ce2"/>
        <table:table-column table:style-name="co4" table:default-cell-style-name="ce11"/>
        <table:table-column table:style-name="co3" table:default-cell-style-name="ce7"/>
        <table:table-column table:style-name="co4" table:number-columns-repeated="1010" table:default-cell-style-name="ce2"/>
        <table:table-row table:style-name="ro1">
          <table:table-cell table:style-name="ce1" office:value-type="string" calcext:value-type="string">
            <text:p>Alpha:</text:p>
          </table:table-cell>
          <table:table-cell table:style-name="ce4" office:value-type="string" calcext:value-type="string">
            <text:p>0*du+1*dv</text:p>
          </table:table-cell>
          <table:table-cell table:style-name="ce8"/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12"/>
          <table:table-cell/>
          <table:table-cell table:style-name="ce1"/>
          <table:table-cell table:number-columns-repeated="1007"/>
        </table:table-row>
        <table:table-row table:style-name="ro1">
          <table:table-cell table:style-name="ce1" office:value-type="string" calcext:value-type="string">
            <text:p>Alpha# (R3):</text:p>
          </table:table-cell>
          <table:table-cell table:style-name="ce4" office:value-type="string" calcext:value-type="string">
            <text:p>[-y,x,0]</text:p>
          </table:table-cell>
          <table:table-cell table:style-name="ce8"/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12"/>
          <table:table-cell/>
          <table:table-cell table:style-name="ce1"/>
          <table:table-cell table:number-columns-repeated="1007"/>
        </table:table-row>
        <table:table-row table:style-name="ro1">
          <table:table-cell table:style-name="ce1" office:value-type="string" calcext:value-type="string">
            <text:p>LBAlpha:</text:p>
          </table:table-cell>
          <table:table-cell table:style-name="ce4" office:value-type="string" calcext:value-type="string">
            <text:p>-2*Alpha</text:p>
          </table:table-cell>
          <table:table-cell table:style-name="ce9" office:value-type="string" calcext:value-type="string">
            <text:p>LCBAlpha:</text:p>
          </table:table-cell>
          <table:table-cell table:style-name="ce12" office:value-type="float" office:value="0" calcext:value-type="float">
            <text:p>0.000E+0</text:p>
          </table:table-cell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12"/>
          <table:table-cell/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12"/>
          <table:table-cell/>
          <table:table-cell table:style-name="ce1"/>
          <table:table-cell table:number-columns-repeated="1007"/>
        </table:table-row>
        <table:table-row table:style-name="ro1">
          <table:table-cell table:style-name="ce1" office:value-type="string" calcext:value-type="string">
            <text:p>Int_[p,q](Alpha):</text:p>
          </table:table-cell>
          <table:table-cell table:style-name="ce4" office:value-type="string" calcext:value-type="string">
            <text:p>p=[p1,p2,p3]</text:p>
          </table:table-cell>
          <table:table-cell table:style-name="ce10" office:value-type="string" calcext:value-type="string">
            <text:p>q=[q1,q2,q3]</text:p>
          </table:table-cell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12"/>
          <table:table-cell/>
          <table:table-cell table:style-name="ce1"/>
          <table:table-cell table:number-columns-repeated="1007"/>
        </table:table-row>
        <table:table-row table:style-name="ro1" table:number-rows-repeated="8">
          <table:table-cell/>
          <table:table-cell table:style-name="ce5"/>
          <table:table-cell table:number-columns-repeated="14"/>
          <table:table-cell table:style-name="ce1"/>
          <table:table-cell table:number-columns-repeated="1007"/>
        </table:table-row>
        <table:table-row table:style-name="ro1">
          <table:table-cell office:value-type="string" calcext:value-type="string">
            <text:p>Exact-input</text:p>
          </table:table-cell>
          <table:table-cell table:style-name="ce6" office:value-type="string" calcext:value-type="string" table:number-columns-spanned="4" table:number-rows-spanned="1">
            <text:p>LaplaceBeltrami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LaplaceCoBeltrami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LaplaceDeRham</text:p>
          </table:table-cell>
          <table:covered-table-cell table:number-columns-repeated="3"/>
          <table:table-cell table:number-columns-repeated="3"/>
          <table:table-cell table:style-name="ce1"/>
          <table:table-cell table:number-columns-repeated="1007"/>
        </table:table-row>
        <table:table-row table:style-name="ro1">
          <table:table-cell table:style-name="ce3" office:value-type="string" calcext:value-type="string">
            <text:p>hMax</text:p>
          </table:table-cell>
          <table:table-cell table:style-name="ce5" office:value-type="string" calcext:value-type="string">
            <text:p>L2</text:p>
          </table:table-cell>
          <table:table-cell table:style-name="ce8" office:value-type="string" calcext:value-type="string">
            <text:p>EOC</text:p>
          </table:table-cell>
          <table:table-cell table:style-name="ce1" office:value-type="string" calcext:value-type="string">
            <text:p>Max</text:p>
          </table:table-cell>
          <table:table-cell table:style-name="ce8" office:value-type="string" calcext:value-type="string">
            <text:p>EOC</text:p>
          </table:table-cell>
          <table:table-cell table:style-name="ce5" office:value-type="string" calcext:value-type="string">
            <text:p>L2</text:p>
          </table:table-cell>
          <table:table-cell table:style-name="ce8" office:value-type="string" calcext:value-type="string">
            <text:p>EOC</text:p>
          </table:table-cell>
          <table:table-cell table:style-name="ce1" office:value-type="string" calcext:value-type="string">
            <text:p>Max</text:p>
          </table:table-cell>
          <table:table-cell table:style-name="ce8" office:value-type="string" calcext:value-type="string">
            <text:p>EOC</text:p>
          </table:table-cell>
          <table:table-cell table:style-name="ce5" office:value-type="string" calcext:value-type="string">
            <text:p>L2</text:p>
          </table:table-cell>
          <table:table-cell table:style-name="ce8" office:value-type="string" calcext:value-type="string">
            <text:p>EOC</text:p>
          </table:table-cell>
          <table:table-cell table:style-name="ce1" office:value-type="string" calcext:value-type="string">
            <text:p>Max</text:p>
          </table:table-cell>
          <table:table-cell table:style-name="ce8" office:value-type="string" calcext:value-type="string">
            <text:p>EOC</text:p>
          </table:table-cell>
          <table:table-cell table:style-name="ce5" office:value-type="string" calcext:value-type="string">
            <text:p>mesh</text:p>
          </table:table-cell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float" office:value="0.152342" calcext:value-type="float">
            <text:p>1.523E-1</text:p>
          </table:table-cell>
          <table:table-cell office:value-type="float" office:value="0.00159245" calcext:value-type="float">
            <text:p>1.592E-3</text:p>
          </table:table-cell>
          <table:table-cell/>
          <table:table-cell office:value-type="float" office:value="0.0569467" calcext:value-type="float">
            <text:p>5.695E-2</text:p>
          </table:table-cell>
          <table:table-cell/>
          <table:table-cell office:value-type="float" office:value="0.000205477" calcext:value-type="float">
            <text:p>2.055E-4</text:p>
          </table:table-cell>
          <table:table-cell/>
          <table:table-cell office:value-type="float" office:value="0.0035176" calcext:value-type="float">
            <text:p>3.518E-3</text:p>
          </table:table-cell>
          <table:table-cell/>
          <table:table-cell office:value-type="float" office:value="0.00162182" calcext:value-type="float">
            <text:p>1.622E-3</text:p>
          </table:table-cell>
          <table:table-cell/>
          <table:table-cell office:value-type="float" office:value="0.0599107" calcext:value-type="float">
            <text:p>5.991E-2</text:p>
          </table:table-cell>
          <table:table-cell/>
          <table:table-cell office:value-type="string" calcext:value-type="string">
            <text:p>1k</text:p>
          </table:table-cell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float" office:value="0.108972" calcext:value-type="float">
            <text:p>1.090E-1</text:p>
          </table:table-cell>
          <table:table-cell office:value-type="float" office:value="0.00116234" calcext:value-type="float">
            <text:p>1.162E-3</text:p>
          </table:table-cell>
          <table:table-cell table:formula="of:=LOG([.B16]/[.B17])/LOG([.$A16]/[.$A17])" office:value-type="float" office:value="0.939712547594124" calcext:value-type="float">
            <text:p>0.94</text:p>
          </table:table-cell>
          <table:table-cell office:value-type="float" office:value="0.0451703" calcext:value-type="float">
            <text:p>4.517E-2</text:p>
          </table:table-cell>
          <table:table-cell table:formula="of:=LOG([.D16]/[.D17])/LOG([.$A16]/[.$A17])" office:value-type="float" office:value="0.691493578963696" calcext:value-type="float">
            <text:p>0.69</text:p>
          </table:table-cell>
          <table:table-cell office:value-type="float" office:value="0.0000940327" calcext:value-type="float">
            <text:p>9.403E-5</text:p>
          </table:table-cell>
          <table:table-cell table:formula="of:=LOG([.F16]/[.F17])/LOG([.$A16]/[.$A17])" office:value-type="float" office:value="2.33314963224947" calcext:value-type="float">
            <text:p>2.33</text:p>
          </table:table-cell>
          <table:table-cell office:value-type="float" office:value="0.00194567" calcext:value-type="float">
            <text:p>1.946E-3</text:p>
          </table:table-cell>
          <table:table-cell table:formula="of:=LOG([.H16]/[.H17])/LOG([.$A16]/[.$A17])" office:value-type="float" office:value="1.76748390216302" calcext:value-type="float">
            <text:p>1.77</text:p>
          </table:table-cell>
          <table:table-cell office:value-type="float" office:value="0.00117226" calcext:value-type="float">
            <text:p>1.172E-3</text:p>
          </table:table-cell>
          <table:table-cell table:formula="of:=LOG([.J16]/[.J17])/LOG([.$A16]/[.$A17])" office:value-type="float" office:value="0.968894306472341" calcext:value-type="float">
            <text:p>0.97</text:p>
          </table:table-cell>
          <table:table-cell office:value-type="float" office:value="0.0464061" calcext:value-type="float">
            <text:p>4.641E-2</text:p>
          </table:table-cell>
          <table:table-cell table:formula="of:=LOG([.L16]/[.L17])/LOG([.$A16]/[.$A17])" office:value-type="float" office:value="0.762376051407939" calcext:value-type="float">
            <text:p>0.76</text:p>
          </table:table-cell>
          <table:table-cell office:value-type="string" calcext:value-type="string">
            <text:p>2k</text:p>
          </table:table-cell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float" office:value="0.0663925" calcext:value-type="float">
            <text:p>6.639E-2</text:p>
          </table:table-cell>
          <table:table-cell office:value-type="float" office:value="0.000723838" calcext:value-type="float">
            <text:p>7.238E-4</text:p>
          </table:table-cell>
          <table:table-cell table:formula="of:=LOG([.B17]/[.B18])/LOG([.$A17]/[.$A18])" office:value-type="float" office:value="0.955835149060325" calcext:value-type="float">
            <text:p>0.96</text:p>
          </table:table-cell>
          <table:table-cell office:value-type="float" office:value="0.0305035" calcext:value-type="float">
            <text:p>3.050E-2</text:p>
          </table:table-cell>
          <table:table-cell table:formula="of:=LOG([.D17]/[.D18])/LOG([.$A17]/[.$A18])" office:value-type="float" office:value="0.792316683589531" calcext:value-type="float">
            <text:p>0.79</text:p>
          </table:table-cell>
          <table:table-cell office:value-type="float" office:value="0.0000307116" calcext:value-type="float">
            <text:p>3.071E-5</text:p>
          </table:table-cell>
          <table:table-cell table:formula="of:=LOG([.F17]/[.F18])/LOG([.$A17]/[.$A18])" office:value-type="float" office:value="2.25829797329841" calcext:value-type="float">
            <text:p>2.26</text:p>
          </table:table-cell>
          <table:table-cell office:value-type="float" office:value="0.000875136" calcext:value-type="float">
            <text:p>8.751E-4</text:p>
          </table:table-cell>
          <table:table-cell table:formula="of:=LOG([.H17]/[.H18])/LOG([.$A17]/[.$A18])" office:value-type="float" office:value="1.61245467004157" calcext:value-type="float">
            <text:p>1.61</text:p>
          </table:table-cell>
          <table:table-cell office:value-type="float" office:value="0.00072567" calcext:value-type="float">
            <text:p>7.257E-4</text:p>
          </table:table-cell>
          <table:table-cell table:formula="of:=LOG([.J17]/[.J18])/LOG([.$A17]/[.$A18])" office:value-type="float" office:value="0.967884506445001" calcext:value-type="float">
            <text:p>0.97</text:p>
          </table:table-cell>
          <table:table-cell office:value-type="float" office:value="0.0307095" calcext:value-type="float">
            <text:p>3.071E-2</text:p>
          </table:table-cell>
          <table:table-cell table:formula="of:=LOG([.L17]/[.L18])/LOG([.$A17]/[.$A18])" office:value-type="float" office:value="0.833205123802448" calcext:value-type="float">
            <text:p>0.83</text:p>
          </table:table-cell>
          <table:table-cell office:value-type="string" calcext:value-type="string">
            <text:p>5k</text:p>
          </table:table-cell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float" office:value="0.0477329" calcext:value-type="float">
            <text:p>4.773E-2</text:p>
          </table:table-cell>
          <table:table-cell office:value-type="float" office:value="0.000525479" calcext:value-type="float">
            <text:p>5.255E-4</text:p>
          </table:table-cell>
          <table:table-cell table:formula="of:=LOG([.B18]/[.B19])/LOG([.$A18]/[.$A19])" office:value-type="float" office:value="0.970585121275977" calcext:value-type="float">
            <text:p>0.97</text:p>
          </table:table-cell>
          <table:table-cell office:value-type="float" office:value="0.02294" calcext:value-type="float">
            <text:p>2.294E-2</text:p>
          </table:table-cell>
          <table:table-cell table:formula="of:=LOG([.D18]/[.D19])/LOG([.$A18]/[.$A19])" office:value-type="float" office:value="0.863609366723858" calcext:value-type="float">
            <text:p>0.86</text:p>
          </table:table-cell>
          <table:table-cell office:value-type="float" office:value="0.0000153357" calcext:value-type="float">
            <text:p>1.534E-5</text:p>
          </table:table-cell>
          <table:table-cell table:formula="of:=LOG([.F18]/[.F19])/LOG([.$A18]/[.$A19])" office:value-type="float" office:value="2.10464975231117" calcext:value-type="float">
            <text:p>2.10</text:p>
          </table:table-cell>
          <table:table-cell office:value-type="float" office:value="0.000549311" calcext:value-type="float">
            <text:p>5.493E-4</text:p>
          </table:table-cell>
          <table:table-cell table:formula="of:=LOG([.H18]/[.H19])/LOG([.$A18]/[.$A19])" office:value-type="float" office:value="1.41141352165104" calcext:value-type="float">
            <text:p>1.41</text:p>
          </table:table-cell>
          <table:table-cell office:value-type="float" office:value="0.000526015" calcext:value-type="float">
            <text:p>5.260E-4</text:p>
          </table:table-cell>
          <table:table-cell table:formula="of:=LOG([.J18]/[.J19])/LOG([.$A18]/[.$A19])" office:value-type="float" office:value="0.975156096700152" calcext:value-type="float">
            <text:p>0.98</text:p>
          </table:table-cell>
          <table:table-cell office:value-type="float" office:value="0.0229151" calcext:value-type="float">
            <text:p>2.292E-2</text:p>
          </table:table-cell>
          <table:table-cell table:formula="of:=LOG([.L18]/[.L19])/LOG([.$A18]/[.$A19])" office:value-type="float" office:value="0.887298830861943" calcext:value-type="float">
            <text:p>0.89</text:p>
          </table:table-cell>
          <table:table-cell office:value-type="string" calcext:value-type="string">
            <text:p>10k</text:p>
          </table:table-cell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float" office:value="0.0305541" calcext:value-type="float">
            <text:p>3.055E-2</text:p>
          </table:table-cell>
          <table:table-cell office:value-type="float" office:value="0.000339367" calcext:value-type="float">
            <text:p>3.394E-4</text:p>
          </table:table-cell>
          <table:table-cell table:formula="of:=LOG([.B19]/[.B20])/LOG([.$A19]/[.$A20])" office:value-type="float" office:value="0.980063985262857" calcext:value-type="float">
            <text:p>0.98</text:p>
          </table:table-cell>
          <table:table-cell office:value-type="float" office:value="0.015306" calcext:value-type="float">
            <text:p>1.531E-2</text:p>
          </table:table-cell>
          <table:table-cell table:formula="of:=LOG([.D19]/[.D20])/LOG([.$A19]/[.$A20])" office:value-type="float" office:value="0.907010187761316" calcext:value-type="float">
            <text:p>0.91</text:p>
          </table:table-cell>
          <table:table-cell office:value-type="float" office:value="0.00000652098" calcext:value-type="float">
            <text:p>6.521E-6</text:p>
          </table:table-cell>
          <table:table-cell table:formula="of:=LOG([.F19]/[.F20])/LOG([.$A19]/[.$A20])" office:value-type="float" office:value="1.9168719838869" calcext:value-type="float">
            <text:p>1.92</text:p>
          </table:table-cell>
          <table:table-cell office:value-type="float" office:value="0.000306229" calcext:value-type="float">
            <text:p>3.062E-4</text:p>
          </table:table-cell>
          <table:table-cell table:formula="of:=LOG([.H19]/[.H20])/LOG([.$A19]/[.$A20])" office:value-type="float" office:value="1.30980218707954" calcext:value-type="float">
            <text:p>1.31</text:p>
          </table:table-cell>
          <table:table-cell office:value-type="float" office:value="0.000339435" calcext:value-type="float">
            <text:p>3.394E-4</text:p>
          </table:table-cell>
          <table:table-cell table:formula="of:=LOG([.J19]/[.J20])/LOG([.$A19]/[.$A20])" office:value-type="float" office:value="0.981900139677209" calcext:value-type="float">
            <text:p>0.98</text:p>
          </table:table-cell>
          <table:table-cell office:value-type="float" office:value="0.0151874" calcext:value-type="float">
            <text:p>1.519E-2</text:p>
          </table:table-cell>
          <table:table-cell table:formula="of:=LOG([.L19]/[.L20])/LOG([.$A19]/[.$A20])" office:value-type="float" office:value="0.922012231604164" calcext:value-type="float">
            <text:p>0.92</text:p>
          </table:table-cell>
          <table:table-cell office:value-type="string" calcext:value-type="string">
            <text:p>25k</text:p>
          </table:table-cell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float" office:value="0.0215183" calcext:value-type="float">
            <text:p>2.152E-2</text:p>
          </table:table-cell>
          <table:table-cell office:value-type="float" office:value="0.000240112" calcext:value-type="float">
            <text:p>2.401E-4</text:p>
          </table:table-cell>
          <table:table-cell table:formula="of:=LOG([.B20]/[.B21])/LOG([.$A20]/[.$A21])" office:value-type="float" office:value="0.98682665613325" calcext:value-type="float">
            <text:p>0.99</text:p>
          </table:table-cell>
          <table:table-cell office:value-type="float" office:value="0.0110207" calcext:value-type="float">
            <text:p>1.102E-2</text:p>
          </table:table-cell>
          <table:table-cell table:formula="of:=LOG([.D20]/[.D21])/LOG([.$A20]/[.$A21])" office:value-type="float" office:value="0.936891422128273" calcext:value-type="float">
            <text:p>0.94</text:p>
          </table:table-cell>
          <table:table-cell office:value-type="float" office:value="0.0000035412" calcext:value-type="float">
            <text:p>3.541E-6</text:p>
          </table:table-cell>
          <table:table-cell table:formula="of:=LOG([.F20]/[.F21])/LOG([.$A20]/[.$A21])" office:value-type="float" office:value="1.74149306961007" calcext:value-type="float">
            <text:p>1.74</text:p>
          </table:table-cell>
          <table:table-cell office:value-type="float" office:value="0.000198952" calcext:value-type="float">
            <text:p>1.990E-4</text:p>
          </table:table-cell>
          <table:table-cell table:formula="of:=LOG([.H20]/[.H21])/LOG([.$A20]/[.$A21])" office:value-type="float" office:value="1.23010715419816" calcext:value-type="float">
            <text:p>1.23</text:p>
          </table:table-cell>
          <table:table-cell office:value-type="float" office:value="0.000240106" calcext:value-type="float">
            <text:p>2.401E-4</text:p>
          </table:table-cell>
          <table:table-cell table:formula="of:=LOG([.J20]/[.J21])/LOG([.$A20]/[.$A21])" office:value-type="float" office:value="0.987469396423367" calcext:value-type="float">
            <text:p>0.99</text:p>
          </table:table-cell>
          <table:table-cell office:value-type="float" office:value="0.010899" calcext:value-type="float">
            <text:p>1.090E-2</text:p>
          </table:table-cell>
          <table:table-cell table:formula="of:=LOG([.L20]/[.L21])/LOG([.$A20]/[.$A21])" office:value-type="float" office:value="0.946376747380505" calcext:value-type="float">
            <text:p>0.95</text:p>
          </table:table-cell>
          <table:table-cell office:value-type="string" calcext:value-type="string">
            <text:p>50k</text:p>
          </table:table-cell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float" office:value="0.0152791" calcext:value-type="float">
            <text:p>1.528E-2</text:p>
          </table:table-cell>
          <table:table-cell office:value-type="float" office:value="0.000171021" calcext:value-type="float">
            <text:p>1.710E-4</text:p>
          </table:table-cell>
          <table:table-cell table:formula="of:=LOG([.B21]/[.B22])/LOG([.$A21]/[.$A22])" office:value-type="float" office:value="0.990950444910899" calcext:value-type="float">
            <text:p>0.99</text:p>
          </table:table-cell>
          <table:table-cell office:value-type="float" office:value="0.00794245" calcext:value-type="float">
            <text:p>7.942E-3</text:p>
          </table:table-cell>
          <table:table-cell table:formula="of:=LOG([.D21]/[.D22])/LOG([.$A21]/[.$A22])" office:value-type="float" office:value="0.956590103187681" calcext:value-type="float">
            <text:p>0.96</text:p>
          </table:table-cell>
          <table:table-cell office:value-type="float" office:value="0.00000202331" calcext:value-type="float">
            <text:p>2.023E-6</text:p>
          </table:table-cell>
          <table:table-cell table:formula="of:=LOG([.F21]/[.F22])/LOG([.$A21]/[.$A22])" office:value-type="float" office:value="1.63464276565444" calcext:value-type="float">
            <text:p>1.63</text:p>
          </table:table-cell>
          <table:table-cell office:value-type="float" office:value="0.000141214" calcext:value-type="float">
            <text:p>1.412E-4</text:p>
          </table:table-cell>
          <table:table-cell table:formula="of:=LOG([.H21]/[.H22])/LOG([.$A21]/[.$A22])" office:value-type="float" office:value="1.00107840434844" calcext:value-type="float">
            <text:p>1.00</text:p>
          </table:table-cell>
          <table:table-cell office:value-type="float" office:value="0.000171004" calcext:value-type="float">
            <text:p>1.710E-4</text:p>
          </table:table-cell>
          <table:table-cell table:formula="of:=LOG([.J21]/[.J22])/LOG([.$A21]/[.$A22])" office:value-type="float" office:value="0.991167779626803" calcext:value-type="float">
            <text:p>0.99</text:p>
          </table:table-cell>
          <table:table-cell office:value-type="float" office:value="0.0078376" calcext:value-type="float">
            <text:p>7.838E-3</text:p>
          </table:table-cell>
          <table:table-cell table:formula="of:=LOG([.L21]/[.L22])/LOG([.$A21]/[.$A22])" office:value-type="float" office:value="0.962970746448015" calcext:value-type="float">
            <text:p>0.96</text:p>
          </table:table-cell>
          <table:table-cell office:value-type="string" calcext:value-type="string">
            <text:p>100k</text:p>
          </table:table-cell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float" office:value="0.00967015" calcext:value-type="float">
            <text:p>9.670E-3</text:p>
          </table:table-cell>
          <table:table-cell office:value-type="float" office:value="0.000108547" calcext:value-type="float">
            <text:p>1.085E-4</text:p>
          </table:table-cell>
          <table:table-cell table:formula="of:=LOG([.B22]/[.B23])/LOG([.$A22]/[.$A23])" office:value-type="float" office:value="0.993793830042685" calcext:value-type="float">
            <text:p>0.99</text:p>
          </table:table-cell>
          <table:table-cell office:value-type="float" office:value="0.00509878" calcext:value-type="float">
            <text:p>5.099E-3</text:p>
          </table:table-cell>
          <table:table-cell table:formula="of:=LOG([.D22]/[.D23])/LOG([.$A22]/[.$A23])" office:value-type="float" office:value="0.968910677413537" calcext:value-type="float">
            <text:p>0.97</text:p>
          </table:table-cell>
          <table:table-cell office:value-type="float" office:value="0.000000990045" calcext:value-type="float">
            <text:p>9.900E-7</text:p>
          </table:table-cell>
          <table:table-cell table:formula="of:=LOG([.F22]/[.F23])/LOG([.$A22]/[.$A23])" office:value-type="float" office:value="1.56247037312957" calcext:value-type="float">
            <text:p>1.56</text:p>
          </table:table-cell>
          <table:table-cell office:value-type="float" office:value="0.0000894801" calcext:value-type="float">
            <text:p>8.948E-5</text:p>
          </table:table-cell>
          <table:table-cell table:formula="of:=LOG([.H22]/[.H23])/LOG([.$A22]/[.$A23])" office:value-type="float" office:value="0.997416406908715" calcext:value-type="float">
            <text:p>1.00</text:p>
          </table:table-cell>
          <table:table-cell office:value-type="float" office:value="0.000108536" calcext:value-type="float">
            <text:p>1.085E-4</text:p>
          </table:table-cell>
          <table:table-cell table:formula="of:=LOG([.J22]/[.J23])/LOG([.$A22]/[.$A23])" office:value-type="float" office:value="0.993798061808472" calcext:value-type="float">
            <text:p>0.99</text:p>
          </table:table-cell>
          <table:table-cell office:value-type="float" office:value="0.00502184" calcext:value-type="float">
            <text:p>5.022E-3</text:p>
          </table:table-cell>
          <table:table-cell table:formula="of:=LOG([.L22]/[.L23])/LOG([.$A22]/[.$A23])" office:value-type="float" office:value="0.973098679209798" calcext:value-type="float">
            <text:p>0.97</text:p>
          </table:table-cell>
          <table:table-cell office:value-type="string" calcext:value-type="string">
            <text:p>250k</text:p>
          </table:table-cell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/>
          <table:table-cell table:style-name="ce5"/>
          <table:table-cell table:number-columns-repeated="14"/>
          <table:table-cell table:style-name="ce1"/>
          <table:table-cell table:number-columns-repeated="1007"/>
        </table:table-row>
        <table:table-row table:style-name="ro1">
          <table:table-cell office:value-type="string" calcext:value-type="string">
            <text:p>GL4-input</text:p>
          </table:table-cell>
          <table:table-cell table:style-name="ce6" office:value-type="string" calcext:value-type="string" table:number-columns-spanned="4" table:number-rows-spanned="1">
            <text:p>LaplaceBeltrami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3" office:value-type="string" calcext:value-type="string">
            <text:p>hMax</text:p>
          </table:table-cell>
          <table:table-cell table:style-name="ce5" office:value-type="string" calcext:value-type="string">
            <text:p>L2</text:p>
          </table:table-cell>
          <table:table-cell table:style-name="ce8" office:value-type="string" calcext:value-type="string">
            <text:p>EOC</text:p>
          </table:table-cell>
          <table:table-cell table:style-name="ce1" office:value-type="string" calcext:value-type="string">
            <text:p>Max</text:p>
          </table:table-cell>
          <table:table-cell table:style-name="ce8" office:value-type="string" calcext:value-type="string">
            <text:p>EOC</text:p>
          </table:table-cell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5" office:value-type="string" calcext:value-type="string">
            <text:p>mesh</text:p>
          </table:table-cell>
          <table:table-cell table:number-columns-repeated="1010"/>
        </table:table-row>
        <table:table-row table:style-name="ro1">
          <table:table-cell office:value-type="float" office:value="0.152342" calcext:value-type="float">
            <text:p>1.523E-1</text:p>
          </table:table-cell>
          <table:table-cell office:value-type="float" office:value="0.00159245" calcext:value-type="float">
            <text:p>1.592E-3</text:p>
          </table:table-cell>
          <table:table-cell/>
          <table:table-cell office:value-type="float" office:value="0.0569467" calcext:value-type="float">
            <text:p>5.695E-2</text:p>
          </table:table-cell>
          <table:table-cell table:number-columns-repeated="9"/>
          <table:table-cell office:value-type="string" calcext:value-type="string">
            <text:p>1k</text:p>
          </table:table-cell>
          <table:table-cell table:number-columns-repeated="1010"/>
        </table:table-row>
        <table:table-row table:style-name="ro1">
          <table:table-cell office:value-type="float" office:value="0.108972" calcext:value-type="float">
            <text:p>1.090E-1</text:p>
          </table:table-cell>
          <table:table-cell office:value-type="float" office:value="0.00116234" calcext:value-type="float">
            <text:p>1.162E-3</text:p>
          </table:table-cell>
          <table:table-cell table:formula="of:=LOG([.B27]/[.B28])/LOG([.$A27]/[.$A28])" office:value-type="float" office:value="0.939712547594124" calcext:value-type="float">
            <text:p>0.94</text:p>
          </table:table-cell>
          <table:table-cell office:value-type="float" office:value="0.0451703" calcext:value-type="float">
            <text:p>4.517E-2</text:p>
          </table:table-cell>
          <table:table-cell table:formula="of:=LOG([.D27]/[.D28])/LOG([.$A27]/[.$A28])" office:value-type="float" office:value="0.691493578963696" calcext:value-type="float">
            <text:p>0.69</text:p>
          </table:table-cell>
          <table:table-cell table:number-columns-repeated="8"/>
          <table:table-cell office:value-type="string" calcext:value-type="string">
            <text:p>2k</text:p>
          </table:table-cell>
          <table:table-cell table:number-columns-repeated="1010"/>
        </table:table-row>
        <table:table-row table:style-name="ro1">
          <table:table-cell office:value-type="float" office:value="0.0663925" calcext:value-type="float">
            <text:p>6.639E-2</text:p>
          </table:table-cell>
          <table:table-cell office:value-type="float" office:value="0.000723838" calcext:value-type="float">
            <text:p>7.238E-4</text:p>
          </table:table-cell>
          <table:table-cell table:formula="of:=LOG([.B28]/[.B29])/LOG([.$A28]/[.$A29])" office:value-type="float" office:value="0.955835149060325" calcext:value-type="float">
            <text:p>0.96</text:p>
          </table:table-cell>
          <table:table-cell office:value-type="float" office:value="0.0305035" calcext:value-type="float">
            <text:p>3.050E-2</text:p>
          </table:table-cell>
          <table:table-cell table:formula="of:=LOG([.D28]/[.D29])/LOG([.$A28]/[.$A29])" office:value-type="float" office:value="0.792316683589531" calcext:value-type="float">
            <text:p>0.79</text:p>
          </table:table-cell>
          <table:table-cell table:number-columns-repeated="8"/>
          <table:table-cell office:value-type="string" calcext:value-type="string">
            <text:p>5k</text:p>
          </table:table-cell>
          <table:table-cell table:number-columns-repeated="1010"/>
        </table:table-row>
        <table:table-row table:style-name="ro1">
          <table:table-cell office:value-type="float" office:value="0.0477329" calcext:value-type="float">
            <text:p>4.773E-2</text:p>
          </table:table-cell>
          <table:table-cell office:value-type="float" office:value="0.000525479" calcext:value-type="float">
            <text:p>5.255E-4</text:p>
          </table:table-cell>
          <table:table-cell table:formula="of:=LOG([.B29]/[.B30])/LOG([.$A29]/[.$A30])" office:value-type="float" office:value="0.970585121275977" calcext:value-type="float">
            <text:p>0.97</text:p>
          </table:table-cell>
          <table:table-cell office:value-type="float" office:value="0.02294" calcext:value-type="float">
            <text:p>2.294E-2</text:p>
          </table:table-cell>
          <table:table-cell table:formula="of:=LOG([.D29]/[.D30])/LOG([.$A29]/[.$A30])" office:value-type="float" office:value="0.863609366723858" calcext:value-type="float">
            <text:p>0.86</text:p>
          </table:table-cell>
          <table:table-cell table:number-columns-repeated="8"/>
          <table:table-cell office:value-type="string" calcext:value-type="string">
            <text:p>10k</text:p>
          </table:table-cell>
          <table:table-cell table:number-columns-repeated="1010"/>
        </table:table-row>
        <table:table-row table:style-name="ro1">
          <table:table-cell office:value-type="float" office:value="0.0305541" calcext:value-type="float">
            <text:p>3.055E-2</text:p>
          </table:table-cell>
          <table:table-cell office:value-type="float" office:value="0.000339367" calcext:value-type="float">
            <text:p>3.394E-4</text:p>
          </table:table-cell>
          <table:table-cell table:formula="of:=LOG([.B30]/[.B31])/LOG([.$A30]/[.$A31])" office:value-type="float" office:value="0.980063985262857" calcext:value-type="float">
            <text:p>0.98</text:p>
          </table:table-cell>
          <table:table-cell office:value-type="float" office:value="0.015306" calcext:value-type="float">
            <text:p>1.531E-2</text:p>
          </table:table-cell>
          <table:table-cell table:formula="of:=LOG([.D30]/[.D31])/LOG([.$A30]/[.$A31])" office:value-type="float" office:value="0.907010187761316" calcext:value-type="float">
            <text:p>0.91</text:p>
          </table:table-cell>
          <table:table-cell table:number-columns-repeated="8"/>
          <table:table-cell office:value-type="string" calcext:value-type="string">
            <text:p>25k</text:p>
          </table:table-cell>
          <table:table-cell table:number-columns-repeated="1010"/>
        </table:table-row>
        <table:table-row table:style-name="ro1">
          <table:table-cell office:value-type="float" office:value="0.0215183" calcext:value-type="float">
            <text:p>2.152E-2</text:p>
          </table:table-cell>
          <table:table-cell office:value-type="float" office:value="0.000240112" calcext:value-type="float">
            <text:p>2.401E-4</text:p>
          </table:table-cell>
          <table:table-cell table:formula="of:=LOG([.B31]/[.B32])/LOG([.$A31]/[.$A32])" office:value-type="float" office:value="0.98682665613325" calcext:value-type="float">
            <text:p>0.99</text:p>
          </table:table-cell>
          <table:table-cell office:value-type="float" office:value="0.0110207" calcext:value-type="float">
            <text:p>1.102E-2</text:p>
          </table:table-cell>
          <table:table-cell table:formula="of:=LOG([.D31]/[.D32])/LOG([.$A31]/[.$A32])" office:value-type="float" office:value="0.936891422128273" calcext:value-type="float">
            <text:p>0.94</text:p>
          </table:table-cell>
          <table:table-cell table:number-columns-repeated="8"/>
          <table:table-cell office:value-type="string" calcext:value-type="string">
            <text:p>50k</text:p>
          </table:table-cell>
          <table:table-cell table:number-columns-repeated="1010"/>
        </table:table-row>
        <table:table-row table:style-name="ro1">
          <table:table-cell office:value-type="float" office:value="0.0152791" calcext:value-type="float">
            <text:p>1.528E-2</text:p>
          </table:table-cell>
          <table:table-cell office:value-type="float" office:value="0.000171021" calcext:value-type="float">
            <text:p>1.710E-4</text:p>
          </table:table-cell>
          <table:table-cell table:formula="of:=LOG([.B32]/[.B33])/LOG([.$A32]/[.$A33])" office:value-type="float" office:value="0.990950444910899" calcext:value-type="float">
            <text:p>0.99</text:p>
          </table:table-cell>
          <table:table-cell office:value-type="float" office:value="0.00794245" calcext:value-type="float">
            <text:p>7.942E-3</text:p>
          </table:table-cell>
          <table:table-cell table:formula="of:=LOG([.D32]/[.D33])/LOG([.$A32]/[.$A33])" office:value-type="float" office:value="0.956590103187681" calcext:value-type="float">
            <text:p>0.96</text:p>
          </table:table-cell>
          <table:table-cell table:number-columns-repeated="8"/>
          <table:table-cell office:value-type="string" calcext:value-type="string">
            <text:p>100k</text:p>
          </table:table-cell>
          <table:table-cell table:number-columns-repeated="1010"/>
        </table:table-row>
        <table:table-row table:style-name="ro1">
          <table:table-cell office:value-type="float" office:value="0.00967015" calcext:value-type="float">
            <text:p>9.670E-3</text:p>
          </table:table-cell>
          <table:table-cell office:value-type="float" office:value="0.000108547" calcext:value-type="float">
            <text:p>1.085E-4</text:p>
          </table:table-cell>
          <table:table-cell table:formula="of:=LOG([.B33]/[.B34])/LOG([.$A33]/[.$A34])" office:value-type="float" office:value="0.993793830042685" calcext:value-type="float">
            <text:p>0.99</text:p>
          </table:table-cell>
          <table:table-cell office:value-type="float" office:value="0.00509878" calcext:value-type="float">
            <text:p>5.099E-3</text:p>
          </table:table-cell>
          <table:table-cell table:formula="of:=LOG([.D33]/[.D34])/LOG([.$A33]/[.$A34])" office:value-type="float" office:value="0.968910677413537" calcext:value-type="float">
            <text:p>0.97</text:p>
          </table:table-cell>
          <table:table-cell table:number-columns-repeated="8"/>
          <table:table-cell office:value-type="string" calcext:value-type="string">
            <text:p>250k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apz-input</text:p>
          </table:table-cell>
          <table:table-cell table:style-name="ce6" office:value-type="string" calcext:value-type="string" table:number-columns-spanned="4" table:number-rows-spanned="1">
            <text:p>LaplaceBeltrami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3" office:value-type="string" calcext:value-type="string">
            <text:p>hMax</text:p>
          </table:table-cell>
          <table:table-cell table:style-name="ce5" office:value-type="string" calcext:value-type="string">
            <text:p>L2</text:p>
          </table:table-cell>
          <table:table-cell table:style-name="ce8" office:value-type="string" calcext:value-type="string">
            <text:p>EOC</text:p>
          </table:table-cell>
          <table:table-cell table:style-name="ce1" office:value-type="string" calcext:value-type="string">
            <text:p>Max</text:p>
          </table:table-cell>
          <table:table-cell table:style-name="ce8" office:value-type="string" calcext:value-type="string">
            <text:p>EOC</text:p>
          </table:table-cell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5" office:value-type="string" calcext:value-type="string">
            <text:p>mesh</text:p>
          </table:table-cell>
          <table:table-cell table:number-columns-repeated="1010"/>
        </table:table-row>
        <table:table-row table:style-name="ro1">
          <table:table-cell office:value-type="float" office:value="0.152342" calcext:value-type="float">
            <text:p>1.523E-1</text:p>
          </table:table-cell>
          <table:table-cell office:value-type="float" office:value="0.0000424755" calcext:value-type="float">
            <text:p>4.248E-5</text:p>
          </table:table-cell>
          <table:table-cell/>
          <table:table-cell office:value-type="float" office:value="0.000698702" calcext:value-type="float">
            <text:p>6.987E-4</text:p>
          </table:table-cell>
          <table:table-cell table:number-columns-repeated="9"/>
          <table:table-cell office:value-type="string" calcext:value-type="string">
            <text:p>1k</text:p>
          </table:table-cell>
          <table:table-cell table:number-columns-repeated="1010"/>
        </table:table-row>
        <table:table-row table:style-name="ro1">
          <table:table-cell office:value-type="float" office:value="0.108972" calcext:value-type="float">
            <text:p>1.090E-1</text:p>
          </table:table-cell>
          <table:table-cell office:value-type="float" office:value="0.0000157475" calcext:value-type="float">
            <text:p>1.575E-5</text:p>
          </table:table-cell>
          <table:table-cell table:formula="of:=LOG([.B38]/[.B39])/LOG([.$A38]/[.$A39])" office:value-type="float" office:value="2.96160048856618" calcext:value-type="float">
            <text:p>2.96</text:p>
          </table:table-cell>
          <table:table-cell office:value-type="float" office:value="0.000257166" calcext:value-type="float">
            <text:p>2.572E-4</text:p>
          </table:table-cell>
          <table:table-cell table:formula="of:=LOG([.D38]/[.D39])/LOG([.$A38]/[.$A39])" office:value-type="float" office:value="2.98325994734152" calcext:value-type="float">
            <text:p>2.98</text:p>
          </table:table-cell>
          <table:table-cell table:number-columns-repeated="8"/>
          <table:table-cell office:value-type="string" calcext:value-type="string">
            <text:p>2k</text:p>
          </table:table-cell>
          <table:table-cell table:number-columns-repeated="1010"/>
        </table:table-row>
        <table:table-row table:style-name="ro1">
          <table:table-cell office:value-type="float" office:value="0.0663925" calcext:value-type="float">
            <text:p>6.639E-2</text:p>
          </table:table-cell>
          <table:table-cell office:value-type="float" office:value="0.00000360957" calcext:value-type="float">
            <text:p>3.610E-6</text:p>
          </table:table-cell>
          <table:table-cell table:formula="of:=LOG([.B39]/[.B40])/LOG([.$A39]/[.$A40])" office:value-type="float" office:value="2.97290120365509" calcext:value-type="float">
            <text:p>2.97</text:p>
          </table:table-cell>
          <table:table-cell office:value-type="float" office:value="0.0000580932" calcext:value-type="float">
            <text:p>5.809E-5</text:p>
          </table:table-cell>
          <table:table-cell table:formula="of:=LOG([.D39]/[.D40])/LOG([.$A39]/[.$A40])" office:value-type="float" office:value="3.0023260278051" calcext:value-type="float">
            <text:p>3.00</text:p>
          </table:table-cell>
          <table:table-cell table:number-columns-repeated="8"/>
          <table:table-cell office:value-type="string" calcext:value-type="string">
            <text:p>5k</text:p>
          </table:table-cell>
          <table:table-cell table:number-columns-repeated="1010"/>
        </table:table-row>
        <table:table-row table:style-name="ro1">
          <table:table-cell office:value-type="float" office:value="0.0477329" calcext:value-type="float">
            <text:p>4.773E-2</text:p>
          </table:table-cell>
          <table:table-cell office:value-type="float" office:value="0.00000134955" calcext:value-type="float">
            <text:p>1.350E-6</text:p>
          </table:table-cell>
          <table:table-cell table:formula="of:=LOG([.B40]/[.B41])/LOG([.$A40]/[.$A41])" office:value-type="float" office:value="2.98159739101929" calcext:value-type="float">
            <text:p>2.98</text:p>
          </table:table-cell>
          <table:table-cell office:value-type="float" office:value="0.0000215762" calcext:value-type="float">
            <text:p>2.158E-5</text:p>
          </table:table-cell>
          <table:table-cell table:formula="of:=LOG([.D40]/[.D41])/LOG([.$A40]/[.$A41])" office:value-type="float" office:value="3.00172179799923" calcext:value-type="float">
            <text:p>3.00</text:p>
          </table:table-cell>
          <table:table-cell table:number-columns-repeated="8"/>
          <table:table-cell office:value-type="string" calcext:value-type="string">
            <text:p>10k</text:p>
          </table:table-cell>
          <table:table-cell table:number-columns-repeated="1010"/>
        </table:table-row>
        <table:table-row table:style-name="ro1">
          <table:table-cell office:value-type="float" office:value="0.0305541" calcext:value-type="float">
            <text:p>3.055E-2</text:p>
          </table:table-cell>
          <table:table-cell office:value-type="float" office:value="0.000000355993" calcext:value-type="float">
            <text:p>3.560E-7</text:p>
          </table:table-cell>
          <table:table-cell table:formula="of:=LOG([.B41]/[.B42])/LOG([.$A41]/[.$A42])" office:value-type="float" office:value="2.98710980524786" calcext:value-type="float">
            <text:p>2.99</text:p>
          </table:table-cell>
          <table:table-cell office:value-type="float" office:value="0.00000566108" calcext:value-type="float">
            <text:p>5.661E-6</text:p>
          </table:table-cell>
          <table:table-cell table:formula="of:=LOG([.D41]/[.D42])/LOG([.$A41]/[.$A42])" office:value-type="float" office:value="2.99912614555052" calcext:value-type="float">
            <text:p>3.00</text:p>
          </table:table-cell>
          <table:table-cell table:number-columns-repeated="8"/>
          <table:table-cell office:value-type="string" calcext:value-type="string">
            <text:p>25k</text:p>
          </table:table-cell>
          <table:table-cell table:number-columns-repeated="1010"/>
        </table:table-row>
        <table:table-row table:style-name="ro1">
          <table:table-cell office:value-type="float" office:value="0.0215183" calcext:value-type="float">
            <text:p>2.152E-2</text:p>
          </table:table-cell>
          <table:table-cell office:value-type="float" office:value="0.000000124735" calcext:value-type="float">
            <text:p>1.247E-7</text:p>
          </table:table-cell>
          <table:table-cell table:formula="of:=LOG([.B42]/[.B43])/LOG([.$A42]/[.$A43])" office:value-type="float" office:value="2.99125526969004" calcext:value-type="float">
            <text:p>2.99</text:p>
          </table:table-cell>
          <table:table-cell office:value-type="float" office:value="0.00000198335" calcext:value-type="float">
            <text:p>1.983E-6</text:p>
          </table:table-cell>
          <table:table-cell table:formula="of:=LOG([.D42]/[.D43])/LOG([.$A42]/[.$A43])" office:value-type="float" office:value="2.99156266613525" calcext:value-type="float">
            <text:p>2.99</text:p>
          </table:table-cell>
          <table:table-cell table:number-columns-repeated="8"/>
          <table:table-cell office:value-type="string" calcext:value-type="string">
            <text:p>50k</text:p>
          </table:table-cell>
          <table:table-cell table:number-columns-repeated="1010"/>
        </table:table-row>
        <table:table-row table:style-name="ro1">
          <table:table-cell office:value-type="float" office:value="0.0152791" calcext:value-type="float">
            <text:p>1.528E-2</text:p>
          </table:table-cell>
          <table:table-cell office:value-type="float" office:value="0.0000000447452" calcext:value-type="float">
            <text:p>4.475E-8</text:p>
          </table:table-cell>
          <table:table-cell table:formula="of:=LOG([.B43]/[.B44])/LOG([.$A43]/[.$A44])" office:value-type="float" office:value="2.99402410627203" calcext:value-type="float">
            <text:p>2.99</text:p>
          </table:table-cell>
          <table:table-cell office:value-type="float" office:value="0.000000712666" calcext:value-type="float">
            <text:p>7.127E-7</text:p>
          </table:table-cell>
          <table:table-cell table:formula="of:=LOG([.D43]/[.D44])/LOG([.$A43]/[.$A44])" office:value-type="float" office:value="2.98912493186642" calcext:value-type="float">
            <text:p>2.99</text:p>
          </table:table-cell>
          <table:table-cell table:number-columns-repeated="8"/>
          <table:table-cell office:value-type="string" calcext:value-type="string">
            <text:p>100k</text:p>
          </table:table-cell>
          <table:table-cell table:number-columns-repeated="1010"/>
        </table:table-row>
        <table:table-row table:style-name="ro1">
          <table:table-cell office:value-type="float" office:value="0.00967015" calcext:value-type="float">
            <text:p>9.670E-3</text:p>
          </table:table-cell>
          <table:table-cell office:value-type="float" office:value="0.0000000113691" calcext:value-type="float">
            <text:p>1.137E-8</text:p>
          </table:table-cell>
          <table:table-cell table:formula="of:=LOG([.B44]/[.B45])/LOG([.$A44]/[.$A45])" office:value-type="float" office:value="2.99510068382046" calcext:value-type="float">
            <text:p>3.00</text:p>
          </table:table-cell>
          <table:table-cell office:value-type="float" office:value="0.000000184518" calcext:value-type="float">
            <text:p>1.845E-7</text:p>
          </table:table-cell>
          <table:table-cell table:formula="of:=LOG([.D44]/[.D45])/LOG([.$A44]/[.$A45])" office:value-type="float" office:value="2.95396065470718" calcext:value-type="float">
            <text:p>2.95</text:p>
          </table:table-cell>
          <table:table-cell table:number-columns-repeated="8"/>
          <table:table-cell office:value-type="string" calcext:value-type="string">
            <text:p>250k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Rot(xyz) (R3):</text:p>
          </table:table-cell>
          <table:table-cell office:value-type="string" calcext:value-type="string">
            <text:p>[x*(y^2-z^2), y*(z^2-x^2), z*(x^2-y^2)]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BRot(xyz):</text:p>
          </table:table-cell>
          <table:table-cell office:value-type="string" calcext:value-type="string">
            <text:p>-12*Rot(xyz)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office:value-type="string" calcext:value-type="string">
            <text:p>GL4-input</text:p>
          </table:table-cell>
          <table:table-cell table:style-name="ce6" office:value-type="string" calcext:value-type="string" table:number-columns-spanned="4" table:number-rows-spanned="1">
            <text:p>LaplaceBeltrami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3" office:value-type="string" calcext:value-type="string">
            <text:p>hMax</text:p>
          </table:table-cell>
          <table:table-cell table:style-name="ce5" office:value-type="string" calcext:value-type="string">
            <text:p>L2</text:p>
          </table:table-cell>
          <table:table-cell table:style-name="ce8" office:value-type="string" calcext:value-type="string">
            <text:p>EOC</text:p>
          </table:table-cell>
          <table:table-cell table:style-name="ce1" office:value-type="string" calcext:value-type="string">
            <text:p>Max</text:p>
          </table:table-cell>
          <table:table-cell table:style-name="ce8" office:value-type="string" calcext:value-type="string">
            <text:p>EOC</text:p>
          </table:table-cell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5" office:value-type="string" calcext:value-type="string">
            <text:p>mesh</text:p>
          </table:table-cell>
          <table:table-cell table:number-columns-repeated="1010"/>
        </table:table-row>
        <table:table-row table:style-name="ro1">
          <table:table-cell office:value-type="float" office:value="0.152342" calcext:value-type="float">
            <text:p>1.523E-1</text:p>
          </table:table-cell>
          <table:table-cell office:value-type="float" office:value="0.00447645" calcext:value-type="float">
            <text:p>4.476E-3</text:p>
          </table:table-cell>
          <table:table-cell/>
          <table:table-cell office:value-type="float" office:value="0.156206" calcext:value-type="float">
            <text:p>1.562E-1</text:p>
          </table:table-cell>
          <table:table-cell table:number-columns-repeated="9"/>
          <table:table-cell office:value-type="string" calcext:value-type="string">
            <text:p>1k</text:p>
          </table:table-cell>
          <table:table-cell table:number-columns-repeated="1010"/>
        </table:table-row>
        <table:table-row table:style-name="ro1">
          <table:table-cell office:value-type="float" office:value="0.108972" calcext:value-type="float">
            <text:p>1.090E-1</text:p>
          </table:table-cell>
          <table:table-cell office:value-type="float" office:value="0.0032916" calcext:value-type="float">
            <text:p>3.292E-3</text:p>
          </table:table-cell>
          <table:table-cell table:formula="of:=LOG([.B54]/[.B55])/LOG([.$A54]/[.$A55])" office:value-type="float" office:value="0.917679330933145" calcext:value-type="float">
            <text:p>0.92</text:p>
          </table:table-cell>
          <table:table-cell office:value-type="float" office:value="0.123869" calcext:value-type="float">
            <text:p>1.239E-1</text:p>
          </table:table-cell>
          <table:table-cell table:formula="of:=LOG([.D54]/[.D55])/LOG([.$A54]/[.$A55])" office:value-type="float" office:value="0.692314807539312" calcext:value-type="float">
            <text:p>0.69</text:p>
          </table:table-cell>
          <table:table-cell table:number-columns-repeated="8"/>
          <table:table-cell office:value-type="string" calcext:value-type="string">
            <text:p>2k</text:p>
          </table:table-cell>
          <table:table-cell table:number-columns-repeated="1010"/>
        </table:table-row>
        <table:table-row table:style-name="ro1">
          <table:table-cell office:value-type="float" office:value="0.0663925" calcext:value-type="float">
            <text:p>6.639E-2</text:p>
          </table:table-cell>
          <table:table-cell office:value-type="float" office:value="0.00205918" calcext:value-type="float">
            <text:p>2.059E-3</text:p>
          </table:table-cell>
          <table:table-cell table:formula="of:=LOG([.B55]/[.B56])/LOG([.$A55]/[.$A56])" office:value-type="float" office:value="0.946638586983027" calcext:value-type="float">
            <text:p>0.95</text:p>
          </table:table-cell>
          <table:table-cell office:value-type="float" office:value="0.0831758" calcext:value-type="float">
            <text:p>8.318E-2</text:p>
          </table:table-cell>
          <table:table-cell table:formula="of:=LOG([.D55]/[.D56])/LOG([.$A55]/[.$A56])" office:value-type="float" office:value="0.803759018033335" calcext:value-type="float">
            <text:p>0.80</text:p>
          </table:table-cell>
          <table:table-cell table:number-columns-repeated="8"/>
          <table:table-cell office:value-type="string" calcext:value-type="string">
            <text:p>5k</text:p>
          </table:table-cell>
          <table:table-cell table:number-columns-repeated="1010"/>
        </table:table-row>
        <table:table-row table:style-name="ro1">
          <table:table-cell office:value-type="float" office:value="0.0477329" calcext:value-type="float">
            <text:p>4.773E-2</text:p>
          </table:table-cell>
          <table:table-cell office:value-type="float" office:value="0.00149677" calcext:value-type="float">
            <text:p>1.497E-3</text:p>
          </table:table-cell>
          <table:table-cell table:formula="of:=LOG([.B56]/[.B57])/LOG([.$A56]/[.$A57])" office:value-type="float" office:value="0.966769572935453" calcext:value-type="float">
            <text:p>0.97</text:p>
          </table:table-cell>
          <table:table-cell office:value-type="float" office:value="0.0623172" calcext:value-type="float">
            <text:p>6.232E-2</text:p>
          </table:table-cell>
          <table:table-cell table:formula="of:=LOG([.D56]/[.D57])/LOG([.$A56]/[.$A57])" office:value-type="float" office:value="0.875003514398407" calcext:value-type="float">
            <text:p>0.88</text:p>
          </table:table-cell>
          <table:table-cell table:number-columns-repeated="8"/>
          <table:table-cell office:value-type="string" calcext:value-type="string">
            <text:p>10k</text:p>
          </table:table-cell>
          <table:table-cell table:number-columns-repeated="1010"/>
        </table:table-row>
        <table:table-row table:style-name="ro1">
          <table:table-cell office:value-type="float" office:value="0.0305541" calcext:value-type="float">
            <text:p>3.055E-2</text:p>
          </table:table-cell>
          <table:table-cell office:value-type="float" office:value="0.000967447" calcext:value-type="float">
            <text:p>9.674E-4</text:p>
          </table:table-cell>
          <table:table-cell table:formula="of:=LOG([.B57]/[.B58])/LOG([.$A57]/[.$A58])" office:value-type="float" office:value="0.978216909927228" calcext:value-type="float">
            <text:p>0.98</text:p>
          </table:table-cell>
          <table:table-cell office:value-type="float" office:value="0.0414123" calcext:value-type="float">
            <text:p>4.141E-2</text:p>
          </table:table-cell>
          <table:table-cell table:formula="of:=LOG([.D57]/[.D58])/LOG([.$A57]/[.$A58])" office:value-type="float" office:value="0.916026397778527" calcext:value-type="float">
            <text:p>0.92</text:p>
          </table:table-cell>
          <table:table-cell table:number-columns-repeated="8"/>
          <table:table-cell office:value-type="string" calcext:value-type="string">
            <text:p>25k</text:p>
          </table:table-cell>
          <table:table-cell table:number-columns-repeated="1010"/>
        </table:table-row>
        <table:table-row table:style-name="ro1">
          <table:table-cell office:value-type="float" office:value="0.0215183" calcext:value-type="float">
            <text:p>2.152E-2</text:p>
          </table:table-cell>
          <table:table-cell office:value-type="float" office:value="0.00068471" calcext:value-type="float">
            <text:p>6.847E-4</text:p>
          </table:table-cell>
          <table:table-cell table:formula="of:=LOG([.B58]/[.B59])/LOG([.$A58]/[.$A59])" office:value-type="float" office:value="0.985938496583466" calcext:value-type="float">
            <text:p>0.99</text:p>
          </table:table-cell>
          <table:table-cell office:value-type="float" office:value="0.029749" calcext:value-type="float">
            <text:p>2.975E-2</text:p>
          </table:table-cell>
          <table:table-cell table:formula="of:=LOG([.D58]/[.D59])/LOG([.$A58]/[.$A59])" office:value-type="float" office:value="0.943488302844754" calcext:value-type="float">
            <text:p>0.94</text:p>
          </table:table-cell>
          <table:table-cell table:number-columns-repeated="8"/>
          <table:table-cell office:value-type="string" calcext:value-type="string">
            <text:p>50k</text:p>
          </table:table-cell>
          <table:table-cell table:number-columns-repeated="1010"/>
        </table:table-row>
        <table:table-row table:style-name="ro1">
          <table:table-cell office:value-type="float" office:value="0.0152791" calcext:value-type="float">
            <text:p>1.528E-2</text:p>
          </table:table-cell>
          <table:table-cell office:value-type="float" office:value="0.000487757" calcext:value-type="float">
            <text:p>4.878E-4</text:p>
          </table:table-cell>
          <table:table-cell table:formula="of:=LOG([.B59]/[.B60])/LOG([.$A59]/[.$A60])" office:value-type="float" office:value="0.990538476814794" calcext:value-type="float">
            <text:p>0.99</text:p>
          </table:table-cell>
          <table:table-cell office:value-type="float" office:value="0.021404" calcext:value-type="float">
            <text:p>2.140E-2</text:p>
          </table:table-cell>
          <table:table-cell table:formula="of:=LOG([.D59]/[.D60])/LOG([.$A59]/[.$A60])" office:value-type="float" office:value="0.961450150135894" calcext:value-type="float">
            <text:p>0.96</text:p>
          </table:table-cell>
          <table:table-cell table:number-columns-repeated="8"/>
          <table:table-cell office:value-type="string" calcext:value-type="string">
            <text:p>100k</text:p>
          </table:table-cell>
          <table:table-cell table:number-columns-repeated="1010"/>
        </table:table-row>
        <table:table-row table:style-name="ro1">
          <table:table-cell office:value-type="float" office:value="0.00967015" calcext:value-type="float">
            <text:p>9.670E-3</text:p>
          </table:table-cell>
          <table:table-cell office:value-type="float" office:value="0.000309614" calcext:value-type="float">
            <text:p>3.096E-4</text:p>
          </table:table-cell>
          <table:table-cell table:formula="of:=LOG([.B60]/[.B61])/LOG([.$A60]/[.$A61])" office:value-type="float" office:value="0.993548713999228" calcext:value-type="float">
            <text:p>0.99</text:p>
          </table:table-cell>
          <table:table-cell office:value-type="float" office:value="0.0137194" calcext:value-type="float">
            <text:p>1.372E-2</text:p>
          </table:table-cell>
          <table:table-cell table:formula="of:=LOG([.D60]/[.D61])/LOG([.$A60]/[.$A61])" office:value-type="float" office:value="0.972291290070635" calcext:value-type="float">
            <text:p>0.97</text:p>
          </table:table-cell>
          <table:table-cell table:number-columns-repeated="8"/>
          <table:table-cell office:value-type="string" calcext:value-type="string">
            <text:p>250k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apz-input</text:p>
          </table:table-cell>
          <table:table-cell table:style-name="ce6" office:value-type="string" calcext:value-type="string" table:number-columns-spanned="4" table:number-rows-spanned="1">
            <text:p>LaplaceBeltrami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3" office:value-type="string" calcext:value-type="string">
            <text:p>hMax</text:p>
          </table:table-cell>
          <table:table-cell table:style-name="ce5" office:value-type="string" calcext:value-type="string">
            <text:p>L2</text:p>
          </table:table-cell>
          <table:table-cell table:style-name="ce8" office:value-type="string" calcext:value-type="string">
            <text:p>EOC</text:p>
          </table:table-cell>
          <table:table-cell table:style-name="ce1" office:value-type="string" calcext:value-type="string">
            <text:p>Max</text:p>
          </table:table-cell>
          <table:table-cell table:style-name="ce8" office:value-type="string" calcext:value-type="string">
            <text:p>EOC</text:p>
          </table:table-cell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5" office:value-type="string" calcext:value-type="string">
            <text:p>mesh</text:p>
          </table:table-cell>
          <table:table-cell table:number-columns-repeated="1010"/>
        </table:table-row>
        <table:table-row table:style-name="ro1">
          <table:table-cell office:value-type="float" office:value="0.152342" calcext:value-type="float">
            <text:p>1.523E-1</text:p>
          </table:table-cell>
          <table:table-cell office:value-type="float" office:value="0.0107611" calcext:value-type="float">
            <text:p>1.076E-2</text:p>
          </table:table-cell>
          <table:table-cell/>
          <table:table-cell office:value-type="float" office:value="0.225485" calcext:value-type="float">
            <text:p>2.255E-1</text:p>
          </table:table-cell>
          <table:table-cell table:number-columns-repeated="9"/>
          <table:table-cell office:value-type="string" calcext:value-type="string">
            <text:p>1k</text:p>
          </table:table-cell>
          <table:table-cell table:number-columns-repeated="1010"/>
        </table:table-row>
        <table:table-row table:style-name="ro1">
          <table:table-cell office:value-type="float" office:value="0.108972" calcext:value-type="float">
            <text:p>1.090E-1</text:p>
          </table:table-cell>
          <table:table-cell office:value-type="float" office:value="0.00781284" calcext:value-type="float">
            <text:p>7.813E-3</text:p>
          </table:table-cell>
          <table:table-cell table:formula="of:=LOG([.B65]/[.B66])/LOG([.$A65]/[.$A66])" office:value-type="float" office:value="0.955623474689938" calcext:value-type="float">
            <text:p>0.96</text:p>
          </table:table-cell>
          <table:table-cell office:value-type="float" office:value="0.176467" calcext:value-type="float">
            <text:p>1.765E-1</text:p>
          </table:table-cell>
          <table:table-cell table:formula="of:=LOG([.D65]/[.D66])/LOG([.$A65]/[.$A66])" office:value-type="float" office:value="0.731619879650547" calcext:value-type="float">
            <text:p>0.73</text:p>
          </table:table-cell>
          <table:table-cell table:number-columns-repeated="8"/>
          <table:table-cell office:value-type="string" calcext:value-type="string">
            <text:p>2k</text:p>
          </table:table-cell>
          <table:table-cell table:number-columns-repeated="1010"/>
        </table:table-row>
        <table:table-row table:style-name="ro1">
          <table:table-cell office:value-type="float" office:value="0.0663925" calcext:value-type="float">
            <text:p>6.639E-2</text:p>
          </table:table-cell>
          <table:table-cell office:value-type="float" office:value="0.00481234" calcext:value-type="float">
            <text:p>4.812E-3</text:p>
          </table:table-cell>
          <table:table-cell table:formula="of:=LOG([.B66]/[.B67])/LOG([.$A66]/[.$A67])" office:value-type="float" office:value="0.977958351237236" calcext:value-type="float">
            <text:p>0.98</text:p>
          </table:table-cell>
          <table:table-cell office:value-type="float" office:value="0.116694" calcext:value-type="float">
            <text:p>1.167E-1</text:p>
          </table:table-cell>
          <table:table-cell table:formula="of:=LOG([.D66]/[.D67])/LOG([.$A66]/[.$A67])" office:value-type="float" office:value="0.834657985262566" calcext:value-type="float">
            <text:p>0.83</text:p>
          </table:table-cell>
          <table:table-cell table:number-columns-repeated="8"/>
          <table:table-cell office:value-type="string" calcext:value-type="string">
            <text:p>5k</text:p>
          </table:table-cell>
          <table:table-cell table:number-columns-repeated="1010"/>
        </table:table-row>
        <table:table-row table:style-name="ro1">
          <table:table-cell office:value-type="float" office:value="0.0477329" calcext:value-type="float">
            <text:p>4.773E-2</text:p>
          </table:table-cell>
          <table:table-cell office:value-type="float" office:value="0.00347202" calcext:value-type="float">
            <text:p>3.472E-3</text:p>
          </table:table-cell>
          <table:table-cell table:formula="of:=LOG([.B67]/[.B68])/LOG([.$A67]/[.$A68])" office:value-type="float" office:value="0.989343310348049" calcext:value-type="float">
            <text:p>0.99</text:p>
          </table:table-cell>
          <table:table-cell office:value-type="float" office:value="0.086823" calcext:value-type="float">
            <text:p>8.682E-2</text:p>
          </table:table-cell>
          <table:table-cell table:formula="of:=LOG([.D67]/[.D68])/LOG([.$A67]/[.$A68])" office:value-type="float" office:value="0.896110690478058" calcext:value-type="float">
            <text:p>0.90</text:p>
          </table:table-cell>
          <table:table-cell table:number-columns-repeated="8"/>
          <table:table-cell office:value-type="string" calcext:value-type="string">
            <text:p>10k</text:p>
          </table:table-cell>
          <table:table-cell table:number-columns-repeated="1010"/>
        </table:table-row>
        <table:table-row table:style-name="ro1">
          <table:table-cell office:value-type="float" office:value="0.0305541" calcext:value-type="float">
            <text:p>3.055E-2</text:p>
          </table:table-cell>
          <table:table-cell office:value-type="float" office:value="0.00222813" calcext:value-type="float">
            <text:p>2.228E-3</text:p>
          </table:table-cell>
          <table:table-cell table:formula="of:=LOG([.B68]/[.B69])/LOG([.$A68]/[.$A69])" office:value-type="float" office:value="0.994288297253423" calcext:value-type="float">
            <text:p>0.99</text:p>
          </table:table-cell>
          <table:table-cell office:value-type="float" office:value="0.0573171" calcext:value-type="float">
            <text:p>5.732E-2</text:p>
          </table:table-cell>
          <table:table-cell table:formula="of:=LOG([.D68]/[.D69])/LOG([.$A68]/[.$A69])" office:value-type="float" office:value="0.930849746398782" calcext:value-type="float">
            <text:p>0.93</text:p>
          </table:table-cell>
          <table:table-cell table:number-columns-repeated="8"/>
          <table:table-cell office:value-type="string" calcext:value-type="string">
            <text:p>25k</text:p>
          </table:table-cell>
          <table:table-cell table:number-columns-repeated="1010"/>
        </table:table-row>
        <table:table-row table:style-name="ro1">
          <table:table-cell office:value-type="float" office:value="0.0215183" calcext:value-type="float">
            <text:p>2.152E-2</text:p>
          </table:table-cell>
          <table:table-cell office:value-type="float" office:value="0.00157086" calcext:value-type="float">
            <text:p>1.571E-3</text:p>
          </table:table-cell>
          <table:table-cell table:formula="of:=LOG([.B69]/[.B70])/LOG([.$A69]/[.$A70])" office:value-type="float" office:value="0.996988782125012" calcext:value-type="float">
            <text:p>1.00</text:p>
          </table:table-cell>
          <table:table-cell office:value-type="float" office:value="0.0410311" calcext:value-type="float">
            <text:p>4.103E-2</text:p>
          </table:table-cell>
          <table:table-cell table:formula="of:=LOG([.D69]/[.D70])/LOG([.$A69]/[.$A70])" office:value-type="float" office:value="0.953432172946148" calcext:value-type="float">
            <text:p>0.95</text:p>
          </table:table-cell>
          <table:table-cell table:number-columns-repeated="8"/>
          <table:table-cell office:value-type="string" calcext:value-type="string">
            <text:p>50k</text:p>
          </table:table-cell>
          <table:table-cell table:number-columns-repeated="1010"/>
        </table:table-row>
        <table:table-row table:style-name="ro1">
          <table:table-cell office:value-type="float" office:value="0.0152791" calcext:value-type="float">
            <text:p>1.528E-2</text:p>
          </table:table-cell>
          <table:table-cell office:value-type="float" office:value="0.00111603" calcext:value-type="float">
            <text:p>1.116E-3</text:p>
          </table:table-cell>
          <table:table-cell table:formula="of:=LOG([.B70]/[.B71])/LOG([.$A70]/[.$A71])" office:value-type="float" office:value="0.998328476064559" calcext:value-type="float">
            <text:p>1.00</text:p>
          </table:table-cell>
          <table:table-cell office:value-type="float" office:value="0.0294522" calcext:value-type="float">
            <text:p>2.945E-2</text:p>
          </table:table-cell>
          <table:table-cell table:formula="of:=LOG([.D70]/[.D71])/LOG([.$A70]/[.$A71])" office:value-type="float" office:value="0.96829561099614" calcext:value-type="float">
            <text:p>0.97</text:p>
          </table:table-cell>
          <table:table-cell table:number-columns-repeated="8"/>
          <table:table-cell office:value-type="string" calcext:value-type="string">
            <text:p>100k</text:p>
          </table:table-cell>
          <table:table-cell table:number-columns-repeated="1010"/>
        </table:table-row>
        <table:table-row table:style-name="ro1">
          <table:table-cell office:value-type="float" office:value="0.00967015" calcext:value-type="float">
            <text:p>9.670E-3</text:p>
          </table:table-cell>
          <table:table-cell office:value-type="float" office:value="0.000706695" calcext:value-type="float">
            <text:p>7.067E-4</text:p>
          </table:table-cell>
          <table:table-cell table:formula="of:=LOG([.B71]/[.B72])/LOG([.$A71]/[.$A72])" office:value-type="float" office:value="0.998889021101536" calcext:value-type="float">
            <text:p>1.00</text:p>
          </table:table-cell>
          <table:table-cell office:value-type="float" office:value="0.0188285" calcext:value-type="float">
            <text:p>1.883E-2</text:p>
          </table:table-cell>
          <table:table-cell table:formula="of:=LOG([.D71]/[.D72])/LOG([.$A71]/[.$A72])" office:value-type="float" office:value="0.978040651917967" calcext:value-type="float">
            <text:p>0.98</text:p>
          </table:table-cell>
          <table:table-cell table:number-columns-repeated="8"/>
          <table:table-cell office:value-type="string" calcext:value-type="string">
            <text:p>250k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d(xyz) (R3):</text:p>
          </table:table-cell>
          <table:table-cell office:value-type="string" calcext:value-type="string">
            <text:p>[y*z*(1-3*x), z*y*(1-3*y), x*y*(1-3*z)]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bd(xyz):</text:p>
          </table:table-cell>
          <table:table-cell office:value-type="float" office:value="0" calcext:value-type="float">
            <text:p>0.000E+0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Int_[p,q](d(xyz)):</text:p>
          </table:table-cell>
          <table:table-cell table:style-name="ce4" office:value-type="string" calcext:value-type="string">
            <text:p>p=[p1,p2,p3]</text:p>
          </table:table-cell>
          <table:table-cell table:style-name="ce10" office:value-type="string" calcext:value-type="string">
            <text:p>q=[q1,q2,q3]</text:p>
          </table:table-cell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12"/>
          <table:table-cell/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style-name="ce4" office:value-type="string" calcext:value-type="string">
            <text:p>q1*q2*q3 – p1*p2*p3</text:p>
          </table:table-cell>
          <table:table-cell table:style-name="ce10"/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12"/>
          <table:table-cell/>
          <table:table-cell table:style-name="ce1"/>
          <table:table-cell table:number-columns-repeated="1007"/>
        </table:table-row>
        <table:table-row table:style-name="ro1">
          <table:table-cell office:value-type="string" calcext:value-type="string">
            <text:p>Exact-input</text:p>
          </table:table-cell>
          <table:table-cell table:style-name="ce6" office:value-type="string" calcext:value-type="string" table:number-columns-spanned="4" table:number-rows-spanned="1">
            <text:p>LaplaceBeltrami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3" office:value-type="string" calcext:value-type="string">
            <text:p>hMax</text:p>
          </table:table-cell>
          <table:table-cell table:style-name="ce5" office:value-type="string" calcext:value-type="string">
            <text:p>L2</text:p>
          </table:table-cell>
          <table:table-cell table:style-name="ce8" office:value-type="string" calcext:value-type="string">
            <text:p>EOC</text:p>
          </table:table-cell>
          <table:table-cell table:style-name="ce1" office:value-type="string" calcext:value-type="string">
            <text:p>Max</text:p>
          </table:table-cell>
          <table:table-cell table:style-name="ce8" office:value-type="string" calcext:value-type="string">
            <text:p>EOC</text:p>
          </table:table-cell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5" office:value-type="string" calcext:value-type="string">
            <text:p>mesh</text:p>
          </table:table-cell>
          <table:table-cell table:number-columns-repeated="1010"/>
        </table:table-row>
        <table:table-row table:style-name="ro1">
          <table:table-cell office:value-type="float" office:value="0.152342" calcext:value-type="float">
            <text:p>1.523E-1</text:p>
          </table:table-cell>
          <table:table-cell office:value-type="float" office:value="6.28009E-017" calcext:value-type="float">
            <text:p>6.280E-17</text:p>
          </table:table-cell>
          <table:table-cell/>
          <table:table-cell office:value-type="float" office:value="2.43136E-015" calcext:value-type="float">
            <text:p>2.431E-15</text:p>
          </table:table-cell>
          <table:table-cell table:number-columns-repeated="9"/>
          <table:table-cell office:value-type="string" calcext:value-type="string">
            <text:p>1k</text:p>
          </table:table-cell>
          <table:table-cell table:number-columns-repeated="1010"/>
        </table:table-row>
        <table:table-row table:style-name="ro1">
          <table:table-cell office:value-type="float" office:value="0.108972" calcext:value-type="float">
            <text:p>1.090E-1</text:p>
          </table:table-cell>
          <table:table-cell office:value-type="float" office:value="9.33339E-017" calcext:value-type="float">
            <text:p>9.333E-17</text:p>
          </table:table-cell>
          <table:table-cell table:formula="of:=LOG([.B82]/[.B83])/LOG([.$A82]/[.$A83])" office:value-type="float" office:value="-1.18259759935026" calcext:value-type="float">
            <text:p>-1.18</text:p>
          </table:table-cell>
          <table:table-cell office:value-type="float" office:value="5.78986E-015" calcext:value-type="float">
            <text:p>5.790E-15</text:p>
          </table:table-cell>
          <table:table-cell table:formula="of:=LOG([.D82]/[.D83])/LOG([.$A82]/[.$A83])" office:value-type="float" office:value="-2.58973568780222" calcext:value-type="float">
            <text:p>-2.59</text:p>
          </table:table-cell>
          <table:table-cell table:number-columns-repeated="8"/>
          <table:table-cell office:value-type="string" calcext:value-type="string">
            <text:p>2k</text:p>
          </table:table-cell>
          <table:table-cell table:number-columns-repeated="1010"/>
        </table:table-row>
        <table:table-row table:style-name="ro1">
          <table:table-cell office:value-type="float" office:value="0.0663925" calcext:value-type="float">
            <text:p>6.639E-2</text:p>
          </table:table-cell>
          <table:table-cell office:value-type="float" office:value="1.05113E-016" calcext:value-type="float">
            <text:p>1.051E-16</text:p>
          </table:table-cell>
          <table:table-cell table:formula="of:=LOG([.B83]/[.B84])/LOG([.$A83]/[.$A84])" office:value-type="float" office:value="-0.23986060172408" calcext:value-type="float">
            <text:p>-0.24</text:p>
          </table:table-cell>
          <table:table-cell office:value-type="float" office:value="9.80427E-015" calcext:value-type="float">
            <text:p>9.804E-15</text:p>
          </table:table-cell>
          <table:table-cell table:formula="of:=LOG([.D83]/[.D84])/LOG([.$A83]/[.$A84])" office:value-type="float" office:value="-1.06297192848432" calcext:value-type="float">
            <text:p>-1.06</text:p>
          </table:table-cell>
          <table:table-cell table:number-columns-repeated="8"/>
          <table:table-cell office:value-type="string" calcext:value-type="string">
            <text:p>5k</text:p>
          </table:table-cell>
          <table:table-cell table:number-columns-repeated="1010"/>
        </table:table-row>
        <table:table-row table:style-name="ro1">
          <table:table-cell office:value-type="float" office:value="0.0477329" calcext:value-type="float">
            <text:p>4.773E-2</text:p>
          </table:table-cell>
          <table:table-cell office:value-type="float" office:value="1.276E-016" calcext:value-type="float">
            <text:p>1.276E-16</text:p>
          </table:table-cell>
          <table:table-cell table:formula="of:=LOG([.B84]/[.B85])/LOG([.$A84]/[.$A85])" office:value-type="float" office:value="-0.587533405766674" calcext:value-type="float">
            <text:p>-0.59</text:p>
          </table:table-cell>
          <table:table-cell office:value-type="float" office:value="0.0000000000000211767" calcext:value-type="float">
            <text:p>2.118E-14</text:p>
          </table:table-cell>
          <table:table-cell table:formula="of:=LOG([.D84]/[.D85])/LOG([.$A84]/[.$A85])" office:value-type="float" office:value="-2.3338465945652" calcext:value-type="float">
            <text:p>-2.33</text:p>
          </table:table-cell>
          <table:table-cell table:number-columns-repeated="8"/>
          <table:table-cell office:value-type="string" calcext:value-type="string">
            <text:p>10k</text:p>
          </table:table-cell>
          <table:table-cell table:number-columns-repeated="1010"/>
        </table:table-row>
        <table:table-row table:style-name="ro1">
          <table:table-cell office:value-type="float" office:value="0.0305541" calcext:value-type="float">
            <text:p>3.055E-2</text:p>
          </table:table-cell>
          <table:table-cell office:value-type="float" office:value="1.68946E-016" calcext:value-type="float">
            <text:p>1.689E-16</text:p>
          </table:table-cell>
          <table:table-cell table:formula="of:=LOG([.B85]/[.B86])/LOG([.$A85]/[.$A86])" office:value-type="float" office:value="-0.629152481435107" calcext:value-type="float">
            <text:p>-0.63</text:p>
          </table:table-cell>
          <table:table-cell office:value-type="float" office:value="0.000000000000025371" calcext:value-type="float">
            <text:p>2.537E-14</text:p>
          </table:table-cell>
          <table:table-cell table:formula="of:=LOG([.D85]/[.D86])/LOG([.$A85]/[.$A86])" office:value-type="float" office:value="-0.405057959182271" calcext:value-type="float">
            <text:p>-0.41</text:p>
          </table:table-cell>
          <table:table-cell table:number-columns-repeated="8"/>
          <table:table-cell office:value-type="string" calcext:value-type="string">
            <text:p>25k</text:p>
          </table:table-cell>
          <table:table-cell table:number-columns-repeated="1010"/>
        </table:table-row>
        <table:table-row table:style-name="ro1">
          <table:table-cell office:value-type="float" office:value="0.0215183" calcext:value-type="float">
            <text:p>2.152E-2</text:p>
          </table:table-cell>
          <table:table-cell office:value-type="float" office:value="2.23717E-016" calcext:value-type="float">
            <text:p>2.237E-16</text:p>
          </table:table-cell>
          <table:table-cell table:formula="of:=LOG([.B86]/[.B87])/LOG([.$A86]/[.$A87])" office:value-type="float" office:value="-0.800931574374913" calcext:value-type="float">
            <text:p>-0.80</text:p>
          </table:table-cell>
          <table:table-cell office:value-type="float" office:value="0.0000000000000435747" calcext:value-type="float">
            <text:p>4.357E-14</text:p>
          </table:table-cell>
          <table:table-cell table:formula="of:=LOG([.D86]/[.D87])/LOG([.$A86]/[.$A87])" office:value-type="float" office:value="-1.54271935008569" calcext:value-type="float">
            <text:p>-1.54</text:p>
          </table:table-cell>
          <table:table-cell table:number-columns-repeated="8"/>
          <table:table-cell office:value-type="string" calcext:value-type="string">
            <text:p>50k</text:p>
          </table:table-cell>
          <table:table-cell table:number-columns-repeated="1010"/>
        </table:table-row>
        <table:table-row table:style-name="ro1">
          <table:table-cell office:value-type="float" office:value="0.0152791" calcext:value-type="float">
            <text:p>1.528E-2</text:p>
          </table:table-cell>
          <table:table-cell office:value-type="float" office:value="2.3392E-016" calcext:value-type="float">
            <text:p>2.339E-16</text:p>
          </table:table-cell>
          <table:table-cell table:formula="of:=LOG([.B87]/[.B88])/LOG([.$A87]/[.$A88])" office:value-type="float" office:value="-0.130242380012197" calcext:value-type="float">
            <text:p>-0.13</text:p>
          </table:table-cell>
          <table:table-cell office:value-type="float" office:value="0.0000000000000633878" calcext:value-type="float">
            <text:p>6.339E-14</text:p>
          </table:table-cell>
          <table:table-cell table:formula="of:=LOG([.D87]/[.D88])/LOG([.$A87]/[.$A88])" office:value-type="float" office:value="-1.09455363491081" calcext:value-type="float">
            <text:p>-1.09</text:p>
          </table:table-cell>
          <table:table-cell table:number-columns-repeated="8"/>
          <table:table-cell office:value-type="string" calcext:value-type="string">
            <text:p>100k</text:p>
          </table:table-cell>
          <table:table-cell table:number-columns-repeated="1010"/>
        </table:table-row>
        <table:table-row table:style-name="ro1">
          <table:table-cell office:value-type="float" office:value="0.00967015" calcext:value-type="float">
            <text:p>9.670E-3</text:p>
          </table:table-cell>
          <table:table-cell office:value-type="float" office:value="2.36208E-016" calcext:value-type="float">
            <text:p>2.362E-16</text:p>
          </table:table-cell>
          <table:table-cell table:formula="of:=LOG([.B88]/[.B89])/LOG([.$A88]/[.$A89])" office:value-type="float" office:value="-0.021278314952396" calcext:value-type="float">
            <text:p>-0.02</text:p>
          </table:table-cell>
          <table:table-cell office:value-type="float" office:value="0.0000000000000821188" calcext:value-type="float">
            <text:p>8.212E-14</text:p>
          </table:table-cell>
          <table:table-cell table:formula="of:=LOG([.D88]/[.D89])/LOG([.$A88]/[.$A89])" office:value-type="float" office:value="-0.565963622235566" calcext:value-type="float">
            <text:p>-0.57</text:p>
          </table:table-cell>
          <table:table-cell table:number-columns-repeated="8"/>
          <table:table-cell office:value-type="string" calcext:value-type="string">
            <text:p>250k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apz-input</text:p>
          </table:table-cell>
          <table:table-cell table:style-name="ce6" office:value-type="string" calcext:value-type="string" table:number-columns-spanned="4" table:number-rows-spanned="1">
            <text:p>LaplaceBeltrami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3" office:value-type="string" calcext:value-type="string">
            <text:p>hMax</text:p>
          </table:table-cell>
          <table:table-cell table:style-name="ce5" office:value-type="string" calcext:value-type="string">
            <text:p>L2</text:p>
          </table:table-cell>
          <table:table-cell table:style-name="ce8" office:value-type="string" calcext:value-type="string">
            <text:p>EOC</text:p>
          </table:table-cell>
          <table:table-cell table:style-name="ce1" office:value-type="string" calcext:value-type="string">
            <text:p>Max</text:p>
          </table:table-cell>
          <table:table-cell table:style-name="ce8" office:value-type="string" calcext:value-type="string">
            <text:p>EOC</text:p>
          </table:table-cell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5" office:value-type="string" calcext:value-type="string">
            <text:p>mesh</text:p>
          </table:table-cell>
          <table:table-cell table:number-columns-repeated="1010"/>
        </table:table-row>
        <table:table-row table:style-name="ro1">
          <table:table-cell office:value-type="float" office:value="0.152342" calcext:value-type="float">
            <text:p>1.523E-1</text:p>
          </table:table-cell>
          <table:table-cell office:value-type="float" office:value="0.0220415" calcext:value-type="float">
            <text:p>2.204E-2</text:p>
          </table:table-cell>
          <table:table-cell/>
          <table:table-cell office:value-type="float" office:value="0.230719" calcext:value-type="float">
            <text:p>2.307E-1</text:p>
          </table:table-cell>
          <table:table-cell table:number-columns-repeated="9"/>
          <table:table-cell office:value-type="string" calcext:value-type="string">
            <text:p>1k</text:p>
          </table:table-cell>
          <table:table-cell table:number-columns-repeated="1010"/>
        </table:table-row>
        <table:table-row table:style-name="ro1">
          <table:table-cell office:value-type="float" office:value="0.108972" calcext:value-type="float">
            <text:p>1.090E-1</text:p>
          </table:table-cell>
          <table:table-cell office:value-type="float" office:value="0.0157747" calcext:value-type="float">
            <text:p>1.577E-2</text:p>
          </table:table-cell>
          <table:table-cell table:formula="of:=LOG([.B93]/[.B94])/LOG([.$A93]/[.$A94])" office:value-type="float" office:value="0.998455765717428" calcext:value-type="float">
            <text:p>1.00</text:p>
          </table:table-cell>
          <table:table-cell office:value-type="float" office:value="0.170262" calcext:value-type="float">
            <text:p>1.703E-1</text:p>
          </table:table-cell>
          <table:table-cell table:formula="of:=LOG([.D93]/[.D94])/LOG([.$A93]/[.$A94])" office:value-type="float" office:value="0.906950784919421" calcext:value-type="float">
            <text:p>0.91</text:p>
          </table:table-cell>
          <table:table-cell table:number-columns-repeated="8"/>
          <table:table-cell office:value-type="string" calcext:value-type="string">
            <text:p>2k</text:p>
          </table:table-cell>
          <table:table-cell table:number-columns-repeated="1010"/>
        </table:table-row>
        <table:table-row table:style-name="ro1">
          <table:table-cell office:value-type="float" office:value="0.0663925" calcext:value-type="float">
            <text:p>6.639E-2</text:p>
          </table:table-cell>
          <table:table-cell office:value-type="float" office:value="0.00961851" calcext:value-type="float">
            <text:p>9.619E-3</text:p>
          </table:table-cell>
          <table:table-cell table:formula="of:=LOG([.B94]/[.B95])/LOG([.$A94]/[.$A95])" office:value-type="float" office:value="0.998408001058268" calcext:value-type="float">
            <text:p>1.00</text:p>
          </table:table-cell>
          <table:table-cell office:value-type="float" office:value="0.106213" calcext:value-type="float">
            <text:p>1.062E-1</text:p>
          </table:table-cell>
          <table:table-cell table:formula="of:=LOG([.D94]/[.D95])/LOG([.$A94]/[.$A95])" office:value-type="float" office:value="0.952341821364145" calcext:value-type="float">
            <text:p>0.95</text:p>
          </table:table-cell>
          <table:table-cell table:number-columns-repeated="8"/>
          <table:table-cell office:value-type="string" calcext:value-type="string">
            <text:p>5k</text:p>
          </table:table-cell>
          <table:table-cell table:number-columns-repeated="1010"/>
        </table:table-row>
        <table:table-row table:style-name="ro1">
          <table:table-cell office:value-type="float" office:value="0.0477329" calcext:value-type="float">
            <text:p>4.773E-2</text:p>
          </table:table-cell>
          <table:table-cell office:value-type="float" office:value="0.00691789" calcext:value-type="float">
            <text:p>6.918E-3</text:p>
          </table:table-cell>
          <table:table-cell table:formula="of:=LOG([.B95]/[.B96])/LOG([.$A95]/[.$A96])" office:value-type="float" office:value="0.998834253362843" calcext:value-type="float">
            <text:p>1.00</text:p>
          </table:table-cell>
          <table:table-cell office:value-type="float" office:value="0.0773033" calcext:value-type="float">
            <text:p>7.730E-2</text:p>
          </table:table-cell>
          <table:table-cell table:formula="of:=LOG([.D95]/[.D96])/LOG([.$A95]/[.$A96])" office:value-type="float" office:value="0.962864513592972" calcext:value-type="float">
            <text:p>0.96</text:p>
          </table:table-cell>
          <table:table-cell table:number-columns-repeated="8"/>
          <table:table-cell office:value-type="string" calcext:value-type="string">
            <text:p>10k</text:p>
          </table:table-cell>
          <table:table-cell table:number-columns-repeated="1010"/>
        </table:table-row>
        <table:table-row table:style-name="ro1">
          <table:table-cell office:value-type="float" office:value="0.0305541" calcext:value-type="float">
            <text:p>3.055E-2</text:p>
          </table:table-cell>
          <table:table-cell office:value-type="float" office:value="0.00442989" calcext:value-type="float">
            <text:p>4.430E-3</text:p>
          </table:table-cell>
          <table:table-cell table:formula="of:=LOG([.B96]/[.B97])/LOG([.$A96]/[.$A97])" office:value-type="float" office:value="0.99913488243473" calcext:value-type="float">
            <text:p>1.00</text:p>
          </table:table-cell>
          <table:table-cell office:value-type="float" office:value="0.0500134" calcext:value-type="float">
            <text:p>5.001E-2</text:p>
          </table:table-cell>
          <table:table-cell table:formula="of:=LOG([.D96]/[.D97])/LOG([.$A96]/[.$A97])" office:value-type="float" office:value="0.976068589569549" calcext:value-type="float">
            <text:p>0.98</text:p>
          </table:table-cell>
          <table:table-cell table:number-columns-repeated="8"/>
          <table:table-cell office:value-type="string" calcext:value-type="string">
            <text:p>25k</text:p>
          </table:table-cell>
          <table:table-cell table:number-columns-repeated="1010"/>
        </table:table-row>
        <table:table-row table:style-name="ro1">
          <table:table-cell office:value-type="float" office:value="0.0215183" calcext:value-type="float">
            <text:p>2.152E-2</text:p>
          </table:table-cell>
          <table:table-cell office:value-type="float" office:value="0.00312047" calcext:value-type="float">
            <text:p>3.120E-3</text:p>
          </table:table-cell>
          <table:table-cell table:formula="of:=LOG([.B97]/[.B98])/LOG([.$A97]/[.$A98])" office:value-type="float" office:value="0.999418059844833" calcext:value-type="float">
            <text:p>1.00</text:p>
          </table:table-cell>
          <table:table-cell office:value-type="float" office:value="0.0354196" calcext:value-type="float">
            <text:p>3.542E-2</text:p>
          </table:table-cell>
          <table:table-cell table:formula="of:=LOG([.D97]/[.D98])/LOG([.$A97]/[.$A98])" office:value-type="float" office:value="0.984114107957399" calcext:value-type="float">
            <text:p>0.98</text:p>
          </table:table-cell>
          <table:table-cell table:number-columns-repeated="8"/>
          <table:table-cell office:value-type="string" calcext:value-type="string">
            <text:p>50k</text:p>
          </table:table-cell>
          <table:table-cell table:number-columns-repeated="1010"/>
        </table:table-row>
        <table:table-row table:style-name="ro1">
          <table:table-cell office:value-type="float" office:value="0.0152791" calcext:value-type="float">
            <text:p>1.528E-2</text:p>
          </table:table-cell>
          <table:table-cell office:value-type="float" office:value="0.00221591" calcext:value-type="float">
            <text:p>2.216E-3</text:p>
          </table:table-cell>
          <table:table-cell table:formula="of:=LOG([.B98]/[.B99])/LOG([.$A98]/[.$A99])" office:value-type="float" office:value="0.999715618653131" calcext:value-type="float">
            <text:p>1.00</text:p>
          </table:table-cell>
          <table:table-cell office:value-type="float" office:value="0.0252516" calcext:value-type="float">
            <text:p>2.525E-2</text:p>
          </table:table-cell>
          <table:table-cell table:formula="of:=LOG([.D98]/[.D99])/LOG([.$A98]/[.$A99])" office:value-type="float" office:value="0.988195606120409" calcext:value-type="float">
            <text:p>0.99</text:p>
          </table:table-cell>
          <table:table-cell table:number-columns-repeated="8"/>
          <table:table-cell office:value-type="string" calcext:value-type="string">
            <text:p>100k</text:p>
          </table:table-cell>
          <table:table-cell table:number-columns-repeated="1010"/>
        </table:table-row>
        <table:table-row table:style-name="ro1">
          <table:table-cell office:value-type="float" office:value="0.00967015" calcext:value-type="float">
            <text:p>9.670E-3</text:p>
          </table:table-cell>
          <table:table-cell office:value-type="float" office:value="0.00140268" calcext:value-type="float">
            <text:p>1.403E-3</text:p>
          </table:table-cell>
          <table:table-cell table:formula="of:=LOG([.B99]/[.B100])/LOG([.$A99]/[.$A100])" office:value-type="float" office:value="0.999642362736926" calcext:value-type="float">
            <text:p>1.00</text:p>
          </table:table-cell>
          <table:table-cell office:value-type="float" office:value="0.0160464" calcext:value-type="float">
            <text:p>1.605E-2</text:p>
          </table:table-cell>
          <table:table-cell table:formula="of:=LOG([.D99]/[.D100])/LOG([.$A99]/[.$A100])" office:value-type="float" office:value="0.991174695343957" calcext:value-type="float">
            <text:p>0.99</text:p>
          </table:table-cell>
          <table:table-cell table:number-columns-repeated="8"/>
          <table:table-cell office:value-type="string" calcext:value-type="string">
            <text:p>250k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eddleProj-input</text:p>
          </table:table-cell>
          <table:table-cell table:style-name="ce6" office:value-type="string" calcext:value-type="string" table:number-columns-spanned="4" table:number-rows-spanned="1">
            <text:p>LaplaceBeltrami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3" office:value-type="string" calcext:value-type="string">
            <text:p>hMax</text:p>
          </table:table-cell>
          <table:table-cell table:style-name="ce5" office:value-type="string" calcext:value-type="string">
            <text:p>L2</text:p>
          </table:table-cell>
          <table:table-cell table:style-name="ce8" office:value-type="string" calcext:value-type="string">
            <text:p>EOC</text:p>
          </table:table-cell>
          <table:table-cell table:style-name="ce1" office:value-type="string" calcext:value-type="string">
            <text:p>Max</text:p>
          </table:table-cell>
          <table:table-cell table:style-name="ce8" office:value-type="string" calcext:value-type="string">
            <text:p>EOC</text:p>
          </table:table-cell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5" office:value-type="string" calcext:value-type="string">
            <text:p>mesh</text:p>
          </table:table-cell>
          <table:table-cell table:number-columns-repeated="1010"/>
        </table:table-row>
        <table:table-row table:style-name="ro1">
          <table:table-cell office:value-type="float" office:value="0.152342" calcext:value-type="float">
            <text:p>1.523E-1</text:p>
          </table:table-cell>
          <table:table-cell office:value-type="float" office:value="0.0000285341" calcext:value-type="float">
            <text:p>2.853E-5</text:p>
          </table:table-cell>
          <table:table-cell/>
          <table:table-cell office:value-type="float" office:value="0.000973628" calcext:value-type="float">
            <text:p>9.736E-4</text:p>
          </table:table-cell>
          <table:table-cell table:number-columns-repeated="9"/>
          <table:table-cell office:value-type="string" calcext:value-type="string">
            <text:p>1k</text:p>
          </table:table-cell>
          <table:table-cell table:number-columns-repeated="1010"/>
        </table:table-row>
        <table:table-row table:style-name="ro1">
          <table:table-cell office:value-type="float" office:value="0.108972" calcext:value-type="float">
            <text:p>1.090E-1</text:p>
          </table:table-cell>
          <table:table-cell office:value-type="float" office:value="0.0000206764" calcext:value-type="float">
            <text:p>2.068E-5</text:p>
          </table:table-cell>
          <table:table-cell table:formula="of:=LOG([.B104]/[.B105])/LOG([.$A104]/[.$A105])" office:value-type="float" office:value="0.961406907591206" calcext:value-type="float">
            <text:p>0.96</text:p>
          </table:table-cell>
          <table:table-cell office:value-type="float" office:value="0.000765669" calcext:value-type="float">
            <text:p>7.657E-4</text:p>
          </table:table-cell>
          <table:table-cell table:formula="of:=LOG([.D104]/[.D105])/LOG([.$A104]/[.$A105])" office:value-type="float" office:value="0.717172494927693" calcext:value-type="float">
            <text:p>0.72</text:p>
          </table:table-cell>
          <table:table-cell table:number-columns-repeated="8"/>
          <table:table-cell office:value-type="string" calcext:value-type="string">
            <text:p>2k</text:p>
          </table:table-cell>
          <table:table-cell table:number-columns-repeated="1010"/>
        </table:table-row>
        <table:table-row table:style-name="ro1">
          <table:table-cell office:value-type="float" office:value="0.0663925" calcext:value-type="float">
            <text:p>6.639E-2</text:p>
          </table:table-cell>
          <table:table-cell office:value-type="float" office:value="0.000012823" calcext:value-type="float">
            <text:p>1.282E-5</text:p>
          </table:table-cell>
          <table:table-cell table:formula="of:=LOG([.B105]/[.B106])/LOG([.$A105]/[.$A106])" office:value-type="float" office:value="0.964169315308467" calcext:value-type="float">
            <text:p>0.96</text:p>
          </table:table-cell>
          <table:table-cell office:value-type="float" office:value="0.000509567" calcext:value-type="float">
            <text:p>5.096E-4</text:p>
          </table:table-cell>
          <table:table-cell table:formula="of:=LOG([.D105]/[.D106])/LOG([.$A105]/[.$A106])" office:value-type="float" office:value="0.821761796795847" calcext:value-type="float">
            <text:p>0.82</text:p>
          </table:table-cell>
          <table:table-cell table:number-columns-repeated="8"/>
          <table:table-cell office:value-type="string" calcext:value-type="string">
            <text:p>5k</text:p>
          </table:table-cell>
          <table:table-cell table:number-columns-repeated="1010"/>
        </table:table-row>
        <table:table-row table:style-name="ro1">
          <table:table-cell office:value-type="float" office:value="0.0477329" calcext:value-type="float">
            <text:p>4.773E-2</text:p>
          </table:table-cell>
          <table:table-cell office:value-type="float" office:value="0.00000930052" calcext:value-type="float">
            <text:p>9.301E-6</text:p>
          </table:table-cell>
          <table:table-cell table:formula="of:=LOG([.B106]/[.B107])/LOG([.$A106]/[.$A107])" office:value-type="float" office:value="0.97335130249861" calcext:value-type="float">
            <text:p>0.97</text:p>
          </table:table-cell>
          <table:table-cell office:value-type="float" office:value="0.000380444" calcext:value-type="float">
            <text:p>3.804E-4</text:p>
          </table:table-cell>
          <table:table-cell table:formula="of:=LOG([.D106]/[.D107])/LOG([.$A106]/[.$A107])" office:value-type="float" office:value="0.885621015679696" calcext:value-type="float">
            <text:p>0.89</text:p>
          </table:table-cell>
          <table:table-cell table:number-columns-repeated="8"/>
          <table:table-cell office:value-type="string" calcext:value-type="string">
            <text:p>10k</text:p>
          </table:table-cell>
          <table:table-cell table:number-columns-repeated="1010"/>
        </table:table-row>
        <table:table-row table:style-name="ro1">
          <table:table-cell office:value-type="float" office:value="0.0305541" calcext:value-type="float">
            <text:p>3.055E-2</text:p>
          </table:table-cell>
          <table:table-cell office:value-type="float" office:value="0.00000600441" calcext:value-type="float">
            <text:p>6.004E-6</text:p>
          </table:table-cell>
          <table:table-cell table:formula="of:=LOG([.B107]/[.B108])/LOG([.$A107]/[.$A108])" office:value-type="float" office:value="0.980844048590517" calcext:value-type="float">
            <text:p>0.98</text:p>
          </table:table-cell>
          <table:table-cell office:value-type="float" office:value="0.000251898" calcext:value-type="float">
            <text:p>2.519E-4</text:p>
          </table:table-cell>
          <table:table-cell table:formula="of:=LOG([.D107]/[.D108])/LOG([.$A107]/[.$A108])" office:value-type="float" office:value="0.924219705867007" calcext:value-type="float">
            <text:p>0.92</text:p>
          </table:table-cell>
          <table:table-cell table:number-columns-repeated="8"/>
          <table:table-cell office:value-type="string" calcext:value-type="string">
            <text:p>25k</text:p>
          </table:table-cell>
          <table:table-cell table:number-columns-repeated="1010"/>
        </table:table-row>
        <table:table-row table:style-name="ro1">
          <table:table-cell office:value-type="float" office:value="0.0215183" calcext:value-type="float">
            <text:p>2.152E-2</text:p>
          </table:table-cell>
          <table:table-cell office:value-type="float" office:value="0.00000424829" calcext:value-type="float">
            <text:p>4.248E-6</text:p>
          </table:table-cell>
          <table:table-cell table:formula="of:=LOG([.B108]/[.B109])/LOG([.$A108]/[.$A109])" office:value-type="float" office:value="0.986829547518513" calcext:value-type="float">
            <text:p>0.99</text:p>
          </table:table-cell>
          <table:table-cell office:value-type="float" office:value="0.00018061" calcext:value-type="float">
            <text:p>1.806E-4</text:p>
          </table:table-cell>
          <table:table-cell table:formula="of:=LOG([.D108]/[.D109])/LOG([.$A108]/[.$A109])" office:value-type="float" office:value="0.948912830469103" calcext:value-type="float">
            <text:p>0.95</text:p>
          </table:table-cell>
          <table:table-cell table:number-columns-repeated="8"/>
          <table:table-cell office:value-type="string" calcext:value-type="string">
            <text:p>50k</text:p>
          </table:table-cell>
          <table:table-cell table:number-columns-repeated="1010"/>
        </table:table-row>
        <table:table-row table:style-name="ro1">
          <table:table-cell office:value-type="float" office:value="0.0152791" calcext:value-type="float">
            <text:p>1.528E-2</text:p>
          </table:table-cell>
          <table:table-cell office:value-type="float" office:value="0.00000302616" calcext:value-type="float">
            <text:p>3.026E-6</text:p>
          </table:table-cell>
          <table:table-cell table:formula="of:=LOG([.B109]/[.B110])/LOG([.$A109]/[.$A110])" office:value-type="float" office:value="0.990666974893777" calcext:value-type="float">
            <text:p>0.99</text:p>
          </table:table-cell>
          <table:table-cell office:value-type="float" office:value="0.000129762" calcext:value-type="float">
            <text:p>1.298E-4</text:p>
          </table:table-cell>
          <table:table-cell table:formula="of:=LOG([.D109]/[.D110])/LOG([.$A109]/[.$A110])" office:value-type="float" office:value="0.965598034267557" calcext:value-type="float">
            <text:p>0.97</text:p>
          </table:table-cell>
          <table:table-cell table:number-columns-repeated="8"/>
          <table:table-cell office:value-type="string" calcext:value-type="string">
            <text:p>100k</text:p>
          </table:table-cell>
          <table:table-cell table:number-columns-repeated="1010"/>
        </table:table-row>
        <table:table-row table:style-name="ro1">
          <table:table-cell office:value-type="float" office:value="0.00967015" calcext:value-type="float">
            <text:p>9.670E-3</text:p>
          </table:table-cell>
          <table:table-cell office:value-type="float" office:value="0.00000192097" calcext:value-type="float">
            <text:p>1.921E-6</text:p>
          </table:table-cell>
          <table:table-cell table:formula="of:=LOG([.B110]/[.B111])/LOG([.$A110]/[.$A111])" office:value-type="float" office:value="0.99349024007871" calcext:value-type="float">
            <text:p>0.99</text:p>
          </table:table-cell>
          <table:table-cell office:value-type="float" office:value="0.0000830513" calcext:value-type="float">
            <text:p>8.305E-5</text:p>
          </table:table-cell>
          <table:table-cell table:formula="of:=LOG([.D110]/[.D111])/LOG([.$A110]/[.$A111])" office:value-type="float" office:value="0.975519203293287" calcext:value-type="float">
            <text:p>0.98</text:p>
          </table:table-cell>
          <table:table-cell table:number-columns-repeated="8"/>
          <table:table-cell office:value-type="string" calcext:value-type="string">
            <text:p>250k</text:p>
          </table:table-cell>
          <table:table-cell table:number-columns-repeated="1010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120" number:language="en" number:country="US">
      <number:scientific-number number:decimal-places="5" number:min-integer-digits="1" number:min-exponent-digits="2"/>
    </number:number-style>
    <number:number-style style:name="N10121" number:language="en" number:country="US">
      <number:number number:decimal-places="8" number:min-integer-digits="1"/>
    </number:number-style>
    <number:number-style style:name="N10122" number:language="en" number:country="US">
      <number:number number:decimal-places="3" number:min-integer-digits="1"/>
    </number:number-style>
    <number:number-style style:name="N10123" number:language="en" number:country="US">
      <number:scientific-number number:decimal-places="3" number:min-integer-digits="1" number:min-exponent-digits="1"/>
    </number:number-style>
    <number:number-style style:name="N10124" number:language="en" number:country="US">
      <number:number number:decimal-places="4" number:min-integer-digits="1"/>
    </number:number-style>
    <number:number-style style:name="N10125" number:language="en" number:country="US">
      <number:number number:decimal-places="5" number:min-integer-digits="1"/>
    </number:number-style>
    <number:number-style style:name="N10126" number:language="en" number:country="US">
      <number:number number:decimal-places="1" number:min-integer-digits="1"/>
    </number:number-style>
    <number:number-style style:name="N10127" number:language="en" number:country="US">
      <number:scientific-number number:decimal-places="7" number:min-integer-digits="1" number:min-exponent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.00.0000</text:date>, <text:time style:data-style-name="N2" text:time-value="09:15:17.12932974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o Nitschke</meta:initial-creator>
    <meta:creation-date>2015-03-30T13:34:57.452278301</meta:creation-date>
    <meta:generator>LibreOffice/4.2.7.2$Linux_X86_64 LibreOffice_project/420m0$Build-2</meta:generator>
    <dc:date>2015-04-01T16:07:00.374559694</dc:date>
    <dc:creator>Ingo Nitschke</dc:creator>
    <meta:editing-duration>PT6H44M57S</meta:editing-duration>
    <meta:editing-cycles>29</meta:editing-cycles>
    <meta:document-statistic meta:table-count="1" meta:cell-count="525" meta:object-count="1"/>
  </office:meta>
</office:document-meta>
</file>